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Narrow" svg:font-family="ArialNarrow"/>
    <style:font-face style:name="Calibri" svg:font-family="Calibri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alatinoLinotype" svg:font-family="PalatinoLinotyp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9.00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9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dbe5f1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78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0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28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21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39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63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48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57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88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99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0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86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0563c1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0.18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17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30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c6d9f1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02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ffff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16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96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8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72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50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45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91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06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17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23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63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77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45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43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05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42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51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84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35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6.69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70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30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30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01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7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14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47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76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71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06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9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5cm" fo:min-width="6.53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035cm" fo:min-width="0.01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24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3.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74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41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10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506cm" fo:min-width="10.1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5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43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44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fill-color="#ffffff" fo:min-height="0.303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4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89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75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7.0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.271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48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7.706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solid" draw:fill-color="#dbe5f1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10" style:family="paragraph">
      <loext:graphic-properties draw:fill="solid" draw:fill-color="#0563c1"/>
    </style:style>
    <style:style style:name="P11" style:family="paragraph">
      <loext:graphic-properties draw:fill="none"/>
      <style:paragraph-properties fo:text-align="start"/>
      <style:text-properties fo:font-size="9.10000038146973pt" style:font-size-asian="9.10000038146973pt" style:font-size-complex="9.10000038146973pt"/>
    </style:style>
    <style:style style:name="P12" style:family="paragraph">
      <loext:graphic-properties draw:fill="solid" draw:fill-color="#c6d9f1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1pt" style:font-size-asian="1pt" style:font-size-complex="1pt"/>
    </style:style>
    <style:style style:name="P1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6" style:family="paragraph">
      <loext:graphic-properties draw:fill="none" draw:fill-color="#ffffff"/>
    </style:style>
    <style:style style:name="T1" style:family="text">
      <style:text-properties fo:color="#000000" loext:opacity="100%" style:font-name="ArialNarrow" fo:font-size="12.6000003814697pt" fo:font-weight="normal" style:font-name-asian="ArialNarrow" style:font-size-asian="12.6000003814697pt" style:font-weight-asian="normal" style:font-name-complex="ArialNarrow" style:font-size-complex="12.6000003814697pt" style:font-weight-complex="normal"/>
    </style:style>
    <style:style style:name="T2" style:family="text">
      <style:text-properties fo:color="#ff0000" loext:opacity="100%" style:font-name="Arial" fo:font-size="10.1000003814697pt" fo:font-weight="900" style:font-name-asian="Arial" style:font-size-asian="10.1000003814697pt" style:font-weight-asian="900" style:font-name-complex="Arial" style:font-size-complex="10.1000003814697pt" style:font-weight-complex="900"/>
    </style:style>
    <style:style style:name="T3" style:family="text">
      <style:text-properties fo:color="#ff0000" loext:opacity="100%" style:font-name="Arial" fo:font-size="13.8999996185303pt" fo:font-weight="900" style:font-name-asian="Arial" style:font-size-asian="13.8999996185303pt" style:font-weight-asian="900" style:font-name-complex="Arial" style:font-size-complex="13.8999996185303pt" style:font-weight-complex="900"/>
    </style:style>
    <style:style style:name="T4" style:family="text">
      <style:text-properties fo:color="#000000" loext:opacity="100%" style:font-name="Arial" fo:font-size="13.8999996185303pt" fo:font-weight="900" style:font-name-asian="Arial" style:font-size-asian="13.8999996185303pt" style:font-weight-asian="900" style:font-name-complex="Arial" style:font-size-complex="13.8999996185303pt" style:font-weight-complex="900"/>
    </style:style>
    <style:style style:name="T5" style:family="text">
      <style:text-properties fo:color="#ff0000" loext:opacity="100%" style:font-name="ArialNarrow" fo:font-size="13.8999996185303pt" fo:font-weight="normal" style:font-name-asian="ArialNarrow" style:font-size-asian="13.8999996185303pt" style:font-weight-asian="normal" style:font-name-complex="ArialNarrow" style:font-size-complex="13.8999996185303pt" style:font-weight-complex="normal"/>
    </style:style>
    <style:style style:name="T6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7" style:family="text">
      <style:text-properties fo:color="#000000" loext:opacity="100%" style:font-name="ArialNarrow" fo:font-size="11.6999998092651pt" fo:font-weight="normal" style:font-name-asian="ArialNarrow" style:font-size-asian="11.6999998092651pt" style:font-weight-asian="normal" style:font-name-complex="ArialNarrow" style:font-size-complex="11.6999998092651pt" style:font-weight-complex="normal"/>
    </style:style>
    <style:style style:name="T8" style:family="text">
      <style:text-properties fo:color="#000000" loext:opacity="100%" style:font-name="ArialNarrow" fo:font-size="12.6000003814697pt" fo:font-weight="bold" style:font-name-asian="ArialNarrow" style:font-size-asian="12.6000003814697pt" style:font-weight-asian="bold" style:font-name-complex="ArialNarrow" style:font-size-complex="12.6000003814697pt" style:font-weight-complex="bold"/>
    </style:style>
    <style:style style:name="T9" style:family="text">
      <style:text-properties fo:color="#000000" loext:opacity="100%" style:font-name="ArialNarrow" fo:font-size="9.10000038146973pt" fo:font-weight="bold" style:font-name-asian="ArialNarrow" style:font-size-asian="9.10000038146973pt" style:font-weight-asian="bold" style:font-name-complex="ArialNarrow" style:font-size-complex="9.10000038146973pt" style:font-weight-complex="bold"/>
    </style:style>
    <style:style style:name="T10" style:family="text">
      <style:text-properties fo:color="#000000" loext:opacity="100%" style:font-name="ArialNarrow" fo:font-size="9.10000038146973pt" fo:font-weight="normal" style:font-name-asian="ArialNarrow" style:font-size-asian="9.10000038146973pt" style:font-weight-asian="normal" style:font-name-complex="ArialNarrow" style:font-size-complex="9.10000038146973pt" style:font-weight-complex="normal"/>
    </style:style>
    <style:style style:name="T11" style:family="text">
      <style:text-properties fo:color="#000000" loext:opacity="100%" style:font-name="Helvetica" fo:font-size="9.10000038146973pt" fo:font-weight="bold" style:font-name-asian="Helvetica" style:font-size-asian="9.10000038146973pt" style:font-weight-asian="bold" style:font-name-complex="Helvetica" style:font-size-complex="9.10000038146973pt" style:font-weight-complex="bold"/>
    </style:style>
    <style:style style:name="T12" style:family="text">
      <style:text-properties fo:color="#0070c0" loext:opacity="100%" style:font-name="ArialNarrow" fo:font-size="9.10000038146973pt" fo:font-weight="bold" style:font-name-asian="ArialNarrow" style:font-size-asian="9.10000038146973pt" style:font-weight-asian="bold" style:font-name-complex="ArialNarrow" style:font-size-complex="9.10000038146973pt" style:font-weight-complex="bold"/>
    </style:style>
    <style:style style:name="T13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14" style:family="text">
      <style:text-properties fo:color="#000000" loext:opacity="100%" style:font-name="ArialNarrow" fo:font-size="10.1000003814697pt" fo:font-weight="bold" style:font-name-asian="ArialNarrow" style:font-size-asian="10.1000003814697pt" style:font-weight-asian="bold" style:font-name-complex="ArialNarrow" style:font-size-complex="10.1000003814697pt" style:font-weight-complex="bold"/>
    </style:style>
    <style:style style:name="T15" style:family="text">
      <style:text-properties fo:color="#000000" loext:opacity="100%" style:font-name="ArialNarrow" fo:font-size="1pt" fo:font-weight="normal" style:font-name-asian="ArialNarrow" style:font-size-asian="1pt" style:font-weight-asian="normal" style:font-name-complex="ArialNarrow" style:font-size-complex="1pt" style:font-weight-complex="normal"/>
    </style:style>
    <style:style style:name="T16" style:family="text">
      <style:text-properties fo:color="#777777" loext:opacity="100%" style:font-name="ArialNarrow" fo:font-size="9.10000038146973pt" fo:font-weight="bold" style:font-name-asian="ArialNarrow" style:font-size-asian="9.10000038146973pt" style:font-weight-asian="bold" style:font-name-complex="ArialNarrow" style:font-size-complex="9.10000038146973pt" style:font-weight-complex="bold"/>
    </style:style>
    <style:style style:name="T17" style:family="text">
      <style:text-properties fo:color="#767171" loext:opacity="100%" style:font-name="PalatinoLinotype" fo:font-size="10.1000003814697pt" fo:font-weight="normal" style:font-name-asian="PalatinoLinotype" style:font-size-asian="10.1000003814697pt" style:font-weight-asian="normal" style:font-name-complex="PalatinoLinotype" style:font-size-complex="10.1000003814697pt" style:font-weight-complex="normal"/>
    </style:style>
    <style:style style:name="T18" style:family="text">
      <style:text-properties fo:color="#000000" loext:opacity="100%" style:font-name="Arial" fo:font-size="9.10000038146973pt" fo:font-weight="normal" style:font-name-asian="Arial" style:font-size-asian="9.10000038146973pt" style:font-weight-asian="normal" style:font-name-complex="Arial" style:font-size-complex="9.10000038146973pt" style:font-weight-complex="normal"/>
    </style:style>
    <style:style style:name="T19" style:family="text">
      <style:text-properties fo:color="#000000" loext:opacity="100%" style:font-name="ArialNarrow" fo:font-size="9.60000038146973pt" fo:font-weight="bold" style:font-name-asian="ArialNarrow" style:font-size-asian="9.60000038146973pt" style:font-weight-asian="bold" style:font-name-complex="ArialNarrow" style:font-size-complex="9.60000038146973pt" style:font-weight-complex="bold"/>
    </style:style>
    <style:style style:name="T20" style:family="text">
      <style:text-properties fo:color="#000000" loext:opacity="100%" style:font-name="ArialNarrow" fo:font-size="9.60000038146973pt" fo:font-weight="normal" style:font-name-asian="ArialNarrow" style:font-size-asian="9.60000038146973pt" style:font-weight-asian="normal" style:font-name-complex="ArialNarrow" style:font-size-complex="9.6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22cm" svg:x="20.103cm" svg:y="0.5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3cm" svg:height="0.399cm" svg:x="19.999cm" svg:y="1.346cm">
          <draw:text-box>
            <text:p text:style-name="P1"><text:span text:style-name="T2"><text:s text:c="5"/></text:span></text:p>
          </draw:text-box>
        </draw:frame>
        <draw:frame draw:style-name="gr3" draw:text-style-name="P4" draw:layer="layout" svg:width="9.002cm" svg:height="0.552cm" svg:x="20.587cm" svg:y="1.224cm">
          <draw:text-box>
            <text:p text:style-name="P1"><text:span text:style-name="T3"><text:s text:c="60"/></text:span><text:span text:style-name="T4"><text:s text:c="6"/></text:span></text:p>
          </draw:text-box>
        </draw:frame>
        <draw:frame draw:style-name="gr4" draw:text-style-name="P3" draw:layer="layout" svg:width="0.692cm" svg:height="0.399cm" svg:x="31.458cm" svg:y="1.346cm">
          <draw:text-box>
            <text:p text:style-name="P1"><text:span text:style-name="T2"><text:s text:c="7"/></text:span></text:p>
          </draw:text-box>
        </draw:frame>
        <draw:frame draw:style-name="gr5" draw:text-style-name="P4" draw:layer="layout" svg:width="0.49cm" svg:height="0.49cm" svg:x="32.281cm" svg:y="1.31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9.753cm" svg:height="0.763cm" svg:x="0.508cm" svg:y="1.998cm" svg:viewBox="0 0 19754 764" draw:points="0,0 19754,0 19754,764 0,764">
          <text:p/>
        </draw:polygon>
        <draw:polygon draw:style-name="gr6" draw:text-style-name="P5" draw:layer="layout" svg:width="19.397cm" svg:height="0.483cm" svg:x="0.685cm" svg:y="2.133cm" svg:viewBox="0 0 19398 484" draw:points="0,0 19398,0 19398,484 0,484">
          <text:p/>
        </draw:polygon>
        <draw:frame draw:style-name="gr7" draw:text-style-name="P6" draw:layer="layout" svg:width="0.785cm" svg:height="0.534cm" svg:x="10.694cm" svg:y="28.582cm">
          <draw:text-box>
            <text:p text:style-name="P1"><text:span text:style-name="T6">- 1 - </text:span></text:p>
          </draw:text-box>
        </draw:frame>
        <draw:frame draw:style-name="gr8" draw:text-style-name="P7" draw:layer="layout" svg:width="1.052cm" svg:height="0.391cm" svg:x="6.47cm" svg:y="2.248cm">
          <draw:text-box>
            <text:p text:style-name="P1"><text:span text:style-name="T7">Ф.И.О.</text:span></text:p>
          </draw:text-box>
        </draw:frame>
        <draw:polygon draw:style-name="gr9" draw:text-style-name="P8" draw:layer="layout" svg:width="5.808cm" svg:height="0.034cm" svg:x="7.476cm" svg:y="2.573cm" svg:viewBox="0 0 5809 35" draw:points="0,0 5809,0 5809,35 0,35">
          <text:p/>
        </draw:polygon>
        <draw:polygon draw:style-name="gr9" draw:text-style-name="P8" draw:layer="layout" svg:width="0.016cm" svg:height="0.017cm" svg:x="0.491cm" svg:y="1.972cm" svg:viewBox="0 0 17 18" draw:points="0,0 17,0 17,18 0,18">
          <text:p/>
        </draw:polygon>
        <draw:polygon draw:style-name="gr9" draw:text-style-name="P8" draw:layer="layout" svg:width="0.016cm" svg:height="0.017cm" svg:x="0.491cm" svg:y="1.972cm" svg:viewBox="0 0 17 18" draw:points="0,0 17,0 17,18 0,18">
          <text:p/>
        </draw:polygon>
        <draw:polygon draw:style-name="gr9" draw:text-style-name="P8" draw:layer="layout" svg:width="19.753cm" svg:height="0.017cm" svg:x="0.508cm" svg:y="1.972cm" svg:viewBox="0 0 19754 18" draw:points="0,0 19754,0 19754,18 0,18">
          <text:p/>
        </draw:polygon>
        <draw:polygon draw:style-name="gr9" draw:text-style-name="P8" draw:layer="layout" svg:width="0.017cm" svg:height="0.017cm" svg:x="20.26cm" svg:y="1.972cm" svg:viewBox="0 0 18 18" draw:points="0,0 18,0 18,18 0,18">
          <text:p/>
        </draw:polygon>
        <draw:polygon draw:style-name="gr9" draw:text-style-name="P8" draw:layer="layout" svg:width="0.017cm" svg:height="0.017cm" svg:x="20.26cm" svg:y="1.972cm" svg:viewBox="0 0 18 18" draw:points="0,0 18,0 18,18 0,18">
          <text:p/>
        </draw:polygon>
        <draw:polygon draw:style-name="gr9" draw:text-style-name="P8" draw:layer="layout" svg:width="0.016cm" svg:height="0.771cm" svg:x="0.491cm" svg:y="1.989cm" svg:viewBox="0 0 17 772" draw:points="0,0 17,0 17,772 0,772">
          <text:p/>
        </draw:polygon>
        <draw:polygon draw:style-name="gr9" draw:text-style-name="P8" draw:layer="layout" svg:width="0.017cm" svg:height="0.771cm" svg:x="20.26cm" svg:y="1.989cm" svg:viewBox="0 0 18 772" draw:points="0,0 18,0 18,772 0,772">
          <text:p/>
        </draw:polygon>
        <draw:frame draw:style-name="gr10" draw:text-style-name="P2" draw:layer="layout" svg:width="7.283cm" svg:height="0.422cm" svg:x="7.462cm" svg:y="2.223cm">
          <draw:text-box>
            <text:p text:style-name="P1"><text:span text:style-name="T8"><text:s/></text:span><text:span text:style-name="T8">Миталипов Абдулмумид Эркинбекович</text:span></text:p>
          </draw:text-box>
        </draw:frame>
        <draw:frame draw:style-name="gr11" draw:text-style-name="P9" draw:layer="layout" svg:width="2.216cm" svg:height="0.321cm" svg:x="2.353cm" svg:y="2.839cm">
          <draw:text-box>
            <text:p text:style-name="P1"><text:span text:style-name="T9">Дата рождения: <text:s/></text:span></text:p>
          </draw:text-box>
        </draw:frame>
        <draw:frame draw:style-name="gr12" draw:text-style-name="P9" draw:layer="layout" svg:width="1.395cm" svg:height="0.321cm" svg:x="2.723cm" svg:y="3.203cm">
          <draw:text-box>
            <text:p text:style-name="P1"><text:span text:style-name="T9">18.11.2008 </text:span></text:p>
          </draw:text-box>
        </draw:frame>
        <draw:frame draw:style-name="gr13" draw:text-style-name="P9" draw:layer="layout" svg:width="4.633cm" svg:height="0.321cm" svg:x="6.968cm" svg:y="2.839cm">
          <draw:text-box>
            <text:p text:style-name="P1"><text:span text:style-name="T9">Место рождения: Чуйская область </text:span></text:p>
          </draw:text-box>
        </draw:frame>
        <draw:frame draw:style-name="gr14" draw:text-style-name="P9" draw:layer="layout" svg:width="0.321cm" svg:height="0.321cm" svg:x="9.662cm" svg:y="3.203cm">
          <draw:text-box>
            <text:p text:style-name="P1"><text:span text:style-name="T9"><text:s/></text:span></text:p>
          </draw:text-box>
        </draw:frame>
        <draw:frame draw:style-name="gr14" draw:text-style-name="P9" draw:layer="layout" svg:width="0.321cm" svg:height="0.321cm" svg:x="10.89cm" svg:y="3.567cm">
          <draw:text-box>
            <text:p text:style-name="P1"><text:span text:style-name="T9"><text:s/></text:span></text:p>
          </draw:text-box>
        </draw:frame>
        <draw:polygon draw:style-name="gr9" draw:text-style-name="P8" draw:layer="layout" svg:width="0.016cm" svg:height="0.017cm" svg:x="0.491cm" svg:y="2.76cm" svg:viewBox="0 0 17 18" draw:points="0,0 17,0 17,18 0,18">
          <text:p/>
        </draw:polygon>
        <draw:polygon draw:style-name="gr9" draw:text-style-name="P8" draw:layer="layout" svg:width="5.741cm" svg:height="0.017cm" svg:x="0.508cm" svg:y="2.76cm" svg:viewBox="0 0 5742 18" draw:points="0,0 5742,0 5742,18 0,18">
          <text:p/>
        </draw:polygon>
        <draw:polygon draw:style-name="gr9" draw:text-style-name="P8" draw:layer="layout" svg:width="0.017cm" svg:height="0.017cm" svg:x="6.248cm" svg:y="2.76cm" svg:viewBox="0 0 18 18" draw:points="0,0 18,0 18,18 0,18">
          <text:p/>
        </draw:polygon>
        <draw:polygon draw:style-name="gr9" draw:text-style-name="P8" draw:layer="layout" svg:width="9.237cm" svg:height="0.017cm" svg:x="6.265cm" svg:y="2.76cm" svg:viewBox="0 0 9238 18" draw:points="0,0 9238,0 9238,18 0,18">
          <text:p/>
        </draw:polygon>
        <draw:polygon draw:style-name="gr9" draw:text-style-name="P8" draw:layer="layout" svg:width="0.017cm" svg:height="0.017cm" svg:x="15.502cm" svg:y="2.76cm" svg:viewBox="0 0 18 18" draw:points="0,0 18,0 18,18 0,18">
          <text:p/>
        </draw:polygon>
        <draw:polygon draw:style-name="gr9" draw:text-style-name="P8" draw:layer="layout" svg:width="0.017cm" svg:height="0.017cm" svg:x="20.26cm" svg:y="2.76cm" svg:viewBox="0 0 18 18" draw:points="0,0 18,0 18,18 0,18">
          <text:p/>
        </draw:polygon>
        <draw:polygon draw:style-name="gr9" draw:text-style-name="P8" draw:layer="layout" svg:width="0.016cm" svg:height="1.092cm" svg:x="0.491cm" svg:y="2.777cm" svg:viewBox="0 0 17 1093" draw:points="0,0 17,0 17,1093 0,1093">
          <text:p/>
        </draw:polygon>
        <draw:polygon draw:style-name="gr9" draw:text-style-name="P8" draw:layer="layout" svg:width="0.017cm" svg:height="1.092cm" svg:x="6.248cm" svg:y="2.777cm" svg:viewBox="0 0 18 1093" draw:points="0,0 18,0 18,1093 0,1093">
          <text:p/>
        </draw:polygon>
        <draw:polygon draw:style-name="gr9" draw:text-style-name="P8" draw:layer="layout" svg:width="0.017cm" svg:height="1.092cm" svg:x="15.502cm" svg:y="2.777cm" svg:viewBox="0 0 18 1093" draw:points="0,0 18,0 18,1093 0,1093">
          <text:p/>
        </draw:polygon>
        <draw:polygon draw:style-name="gr9" draw:text-style-name="P8" draw:layer="layout" svg:width="0.017cm" svg:height="1.092cm" svg:x="20.26cm" svg:y="2.777cm" svg:viewBox="0 0 18 1093" draw:points="0,0 18,0 18,1093 0,1093">
          <text:p/>
        </draw:polygon>
        <draw:frame draw:style-name="gr14" draw:text-style-name="P9" draw:layer="layout" svg:width="0.321cm" svg:height="0.321cm" svg:x="20.037cm" svg:y="8.165cm">
          <draw:text-box>
            <text:p text:style-name="P1"><text:span text:style-name="T10"><text:s/></text:span></text:p>
          </draw:text-box>
        </draw:frame>
        <draw:frame draw:style-name="gr15" draw:text-style-name="P9" draw:layer="layout" svg:width="3.486cm" svg:height="0.321cm" svg:x="1.691cm" svg:y="3.948cm">
          <draw:text-box>
            <text:p text:style-name="P1"><text:span text:style-name="T9">Национальность: Кыргыз </text:span></text:p>
          </draw:text-box>
        </draw:frame>
        <draw:polygon draw:style-name="gr9" draw:text-style-name="P8" draw:layer="layout" svg:width="0.016cm" svg:height="0.017cm" svg:x="0.491cm" svg:y="3.869cm" svg:viewBox="0 0 17 18" draw:points="0,0 17,0 17,18 0,18">
          <text:p/>
        </draw:polygon>
        <draw:polygon draw:style-name="gr9" draw:text-style-name="P8" draw:layer="layout" svg:width="5.741cm" svg:height="0.017cm" svg:x="0.508cm" svg:y="3.869cm" svg:viewBox="0 0 5742 18" draw:points="0,0 5742,0 5742,18 0,18">
          <text:p/>
        </draw:polygon>
        <draw:polygon draw:style-name="gr9" draw:text-style-name="P8" draw:layer="layout" svg:width="0.017cm" svg:height="0.017cm" svg:x="6.248cm" svg:y="3.869cm" svg:viewBox="0 0 18 18" draw:points="0,0 18,0 18,18 0,18">
          <text:p/>
        </draw:polygon>
        <draw:polygon draw:style-name="gr9" draw:text-style-name="P8" draw:layer="layout" svg:width="9.237cm" svg:height="0.017cm" svg:x="6.265cm" svg:y="3.869cm" svg:viewBox="0 0 9238 18" draw:points="0,0 9238,0 9238,18 0,18">
          <text:p/>
        </draw:polygon>
        <draw:polygon draw:style-name="gr9" draw:text-style-name="P8" draw:layer="layout" svg:width="0.017cm" svg:height="0.017cm" svg:x="15.502cm" svg:y="3.869cm" svg:viewBox="0 0 18 18" draw:points="0,0 18,0 18,18 0,18">
          <text:p/>
        </draw:polygon>
        <draw:polygon draw:style-name="gr9" draw:text-style-name="P8" draw:layer="layout" svg:width="0.017cm" svg:height="0.017cm" svg:x="20.26cm" svg:y="3.869cm" svg:viewBox="0 0 18 18" draw:points="0,0 18,0 18,18 0,18">
          <text:p/>
        </draw:polygon>
        <draw:polygon draw:style-name="gr9" draw:text-style-name="P8" draw:layer="layout" svg:width="0.016cm" svg:height="0.364cm" svg:x="0.491cm" svg:y="3.886cm" svg:viewBox="0 0 17 365" draw:points="0,0 17,0 17,365 0,365">
          <text:p/>
        </draw:polygon>
        <draw:polygon draw:style-name="gr9" draw:text-style-name="P8" draw:layer="layout" svg:width="0.017cm" svg:height="0.364cm" svg:x="6.248cm" svg:y="3.886cm" svg:viewBox="0 0 18 365" draw:points="0,0 18,0 18,365 0,365">
          <text:p/>
        </draw:polygon>
        <draw:polygon draw:style-name="gr9" draw:text-style-name="P8" draw:layer="layout" svg:width="0.017cm" svg:height="0.364cm" svg:x="15.502cm" svg:y="3.886cm" svg:viewBox="0 0 18 365" draw:points="0,0 18,0 18,365 0,365">
          <text:p/>
        </draw:polygon>
        <draw:polygon draw:style-name="gr9" draw:text-style-name="P8" draw:layer="layout" svg:width="0.017cm" svg:height="0.364cm" svg:x="20.26cm" svg:y="3.886cm" svg:viewBox="0 0 18 365" draw:points="0,0 18,0 18,365 0,365">
          <text:p/>
        </draw:polygon>
        <draw:frame draw:style-name="gr16" draw:text-style-name="P9" draw:layer="layout" svg:width="3.579cm" svg:height="0.321cm" svg:x="9.16cm" svg:y="3.948cm">
          <draw:text-box>
            <text:p text:style-name="P1"><text:span text:style-name="T9">Гражданство: Кыргызстан </text:span></text:p>
          </draw:text-box>
        </draw:frame>
        <draw:frame draw:style-name="gr17" draw:text-style-name="P9" draw:layer="layout" svg:width="2.885cm" svg:height="0.321cm" svg:x="1.987cm" svg:y="4.516cm">
          <draw:text-box>
            <text:p text:style-name="P1"><text:span text:style-name="T9">Паспортные данные: </text:span></text:p>
          </draw:text-box>
        </draw:frame>
        <draw:frame draw:style-name="gr14" draw:text-style-name="P9" draw:layer="layout" svg:width="0.321cm" svg:height="0.321cm" svg:x="8.856cm" svg:y="4.329cm">
          <draw:text-box>
            <text:p text:style-name="P1"><text:span text:style-name="T9"><text:s/></text:span></text:p>
          </draw:text-box>
        </draw:frame>
        <draw:polygon draw:style-name="gr9" draw:text-style-name="P8" draw:layer="layout" svg:width="0.016cm" svg:height="0.017cm" svg:x="0.491cm" svg:y="4.25cm" svg:viewBox="0 0 17 18" draw:points="0,0 17,0 17,18 0,18">
          <text:p/>
        </draw:polygon>
        <draw:polygon draw:style-name="gr9" draw:text-style-name="P8" draw:layer="layout" svg:width="5.741cm" svg:height="0.017cm" svg:x="0.508cm" svg:y="4.25cm" svg:viewBox="0 0 5742 18" draw:points="0,0 5742,0 5742,18 0,18">
          <text:p/>
        </draw:polygon>
        <draw:polygon draw:style-name="gr9" draw:text-style-name="P8" draw:layer="layout" svg:width="0.017cm" svg:height="0.017cm" svg:x="6.248cm" svg:y="4.25cm" svg:viewBox="0 0 18 18" draw:points="0,0 18,0 18,18 0,18">
          <text:p/>
        </draw:polygon>
        <draw:polygon draw:style-name="gr9" draw:text-style-name="P8" draw:layer="layout" svg:width="9.237cm" svg:height="0.017cm" svg:x="6.265cm" svg:y="4.25cm" svg:viewBox="0 0 9238 18" draw:points="0,0 9238,0 9238,18 0,18">
          <text:p/>
        </draw:polygon>
        <draw:polygon draw:style-name="gr9" draw:text-style-name="P8" draw:layer="layout" svg:width="0.017cm" svg:height="0.017cm" svg:x="15.502cm" svg:y="4.25cm" svg:viewBox="0 0 18 18" draw:points="0,0 18,0 18,18 0,18">
          <text:p/>
        </draw:polygon>
        <draw:polygon draw:style-name="gr9" draw:text-style-name="P8" draw:layer="layout" svg:width="0.017cm" svg:height="0.017cm" svg:x="20.26cm" svg:y="4.25cm" svg:viewBox="0 0 18 18" draw:points="0,0 18,0 18,18 0,18">
          <text:p/>
        </draw:polygon>
        <draw:polygon draw:style-name="gr9" draw:text-style-name="P8" draw:layer="layout" svg:width="0.016cm" svg:height="0.728cm" svg:x="0.491cm" svg:y="4.267cm" svg:viewBox="0 0 17 729" draw:points="0,0 17,0 17,729 0,729">
          <text:p/>
        </draw:polygon>
        <draw:polygon draw:style-name="gr9" draw:text-style-name="P8" draw:layer="layout" svg:width="0.017cm" svg:height="0.728cm" svg:x="6.248cm" svg:y="4.267cm" svg:viewBox="0 0 18 729" draw:points="0,0 18,0 18,729 0,729">
          <text:p/>
        </draw:polygon>
        <draw:polygon draw:style-name="gr9" draw:text-style-name="P8" draw:layer="layout" svg:width="0.017cm" svg:height="0.728cm" svg:x="15.502cm" svg:y="4.267cm" svg:viewBox="0 0 18 729" draw:points="0,0 18,0 18,729 0,729">
          <text:p/>
        </draw:polygon>
        <draw:polygon draw:style-name="gr9" draw:text-style-name="P8" draw:layer="layout" svg:width="0.017cm" svg:height="0.728cm" svg:x="20.26cm" svg:y="4.267cm" svg:viewBox="0 0 18 729" draw:points="0,0 18,0 18,729 0,729">
          <text:p/>
        </draw:polygon>
        <draw:frame draw:style-name="gr14" draw:text-style-name="P9" draw:layer="layout" svg:width="0.321cm" svg:height="0.321cm" svg:x="10.89cm" svg:y="4.693cm">
          <draw:text-box>
            <text:p text:style-name="P1"><text:span text:style-name="T9"><text:s/></text:span></text:p>
          </draw:text-box>
        </draw:frame>
        <draw:frame draw:style-name="gr18" draw:text-style-name="P9" draw:layer="layout" svg:width="2.995cm" svg:height="0.321cm" svg:x="1.934cm" svg:y="5.074cm">
          <draw:text-box>
            <text:p text:style-name="P1"><text:span text:style-name="T9">Семейное положение: </text:span></text:p>
          </draw:text-box>
        </draw:frame>
        <draw:polygon draw:style-name="gr9" draw:text-style-name="P8" draw:layer="layout" svg:width="0.016cm" svg:height="0.017cm" svg:x="0.491cm" svg:y="4.995cm" svg:viewBox="0 0 17 18" draw:points="0,0 17,0 17,18 0,18">
          <text:p/>
        </draw:polygon>
        <draw:polygon draw:style-name="gr9" draw:text-style-name="P8" draw:layer="layout" svg:width="5.741cm" svg:height="0.017cm" svg:x="0.508cm" svg:y="4.995cm" svg:viewBox="0 0 5742 18" draw:points="0,0 5742,0 5742,18 0,18">
          <text:p/>
        </draw:polygon>
        <draw:polygon draw:style-name="gr9" draw:text-style-name="P8" draw:layer="layout" svg:width="0.017cm" svg:height="0.017cm" svg:x="6.248cm" svg:y="4.995cm" svg:viewBox="0 0 18 18" draw:points="0,0 18,0 18,18 0,18">
          <text:p/>
        </draw:polygon>
        <draw:polygon draw:style-name="gr9" draw:text-style-name="P8" draw:layer="layout" svg:width="9.237cm" svg:height="0.017cm" svg:x="6.265cm" svg:y="4.995cm" svg:viewBox="0 0 9238 18" draw:points="0,0 9238,0 9238,18 0,18">
          <text:p/>
        </draw:polygon>
        <draw:polygon draw:style-name="gr9" draw:text-style-name="P8" draw:layer="layout" svg:width="0.017cm" svg:height="0.017cm" svg:x="15.502cm" svg:y="4.995cm" svg:viewBox="0 0 18 18" draw:points="0,0 18,0 18,18 0,18">
          <text:p/>
        </draw:polygon>
        <draw:polygon draw:style-name="gr9" draw:text-style-name="P8" draw:layer="layout" svg:width="0.017cm" svg:height="0.017cm" svg:x="20.26cm" svg:y="4.995cm" svg:viewBox="0 0 18 18" draw:points="0,0 18,0 18,18 0,18">
          <text:p/>
        </draw:polygon>
        <draw:polygon draw:style-name="gr9" draw:text-style-name="P8" draw:layer="layout" svg:width="0.016cm" svg:height="0.491cm" svg:x="0.491cm" svg:y="5.012cm" svg:viewBox="0 0 17 492" draw:points="0,0 17,0 17,492 0,492">
          <text:p/>
        </draw:polygon>
        <draw:polygon draw:style-name="gr9" draw:text-style-name="P8" draw:layer="layout" svg:width="0.017cm" svg:height="0.491cm" svg:x="6.248cm" svg:y="5.012cm" svg:viewBox="0 0 18 492" draw:points="0,0 18,0 18,492 0,492">
          <text:p/>
        </draw:polygon>
        <draw:polygon draw:style-name="gr9" draw:text-style-name="P8" draw:layer="layout" svg:width="0.017cm" svg:height="0.491cm" svg:x="15.502cm" svg:y="5.012cm" svg:viewBox="0 0 18 492" draw:points="0,0 18,0 18,492 0,492">
          <text:p/>
        </draw:polygon>
        <draw:polygon draw:style-name="gr9" draw:text-style-name="P8" draw:layer="layout" svg:width="0.017cm" svg:height="0.491cm" svg:x="20.26cm" svg:y="5.012cm" svg:viewBox="0 0 18 492" draw:points="0,0 18,0 18,492 0,492">
          <text:p/>
        </draw:polygon>
        <draw:frame draw:style-name="gr19" draw:text-style-name="P9" draw:layer="layout" svg:width="1.09cm" svg:height="0.321cm" svg:x="10.389cm" svg:y="5.074cm">
          <draw:text-box>
            <text:p text:style-name="P1"><text:span text:style-name="T9">Холост. </text:span></text:p>
          </draw:text-box>
        </draw:frame>
        <draw:frame draw:style-name="gr20" draw:text-style-name="P9" draw:layer="layout" svg:width="0.866cm" svg:height="0.321cm" svg:x="2.984cm" svg:y="5.803cm">
          <draw:text-box>
            <text:p text:style-name="P1"><text:span text:style-name="T9">Email: </text:span></text:p>
          </draw:text-box>
        </draw:frame>
        <draw:polygon draw:style-name="gr21" draw:text-style-name="P10" draw:layer="layout" svg:width="4.352cm" svg:height="0.017cm" svg:x="10.151cm" svg:y="5.85cm" svg:viewBox="0 0 4353 18" draw:points="0,0 4353,0 4353,18 0,18">
          <text:p/>
        </draw:polygon>
        <draw:frame draw:style-name="gr22" draw:text-style-name="P11" draw:layer="layout" svg:width="10.183cm" svg:height="0.323cm" svg:x="6.4cm" svg:y="5.591cm">
          <draw:text-box>
            <text:p text:style-name="P1"><text:span text:style-name="T11">«Mitalipov Abdulmumid» mitalipovabdulmumid@gmail.com <text:s/></text:span></text:p>
          </draw:text-box>
        </draw:frame>
        <draw:polygon draw:style-name="gr9" draw:text-style-name="P8" draw:layer="layout" svg:width="0.016cm" svg:height="0.017cm" svg:x="0.491cm" svg:y="5.503cm" svg:viewBox="0 0 17 18" draw:points="0,0 17,0 17,18 0,18">
          <text:p/>
        </draw:polygon>
        <draw:polygon draw:style-name="gr9" draw:text-style-name="P8" draw:layer="layout" svg:width="5.741cm" svg:height="0.017cm" svg:x="0.508cm" svg:y="5.503cm" svg:viewBox="0 0 5742 18" draw:points="0,0 5742,0 5742,18 0,18">
          <text:p/>
        </draw:polygon>
        <draw:polygon draw:style-name="gr9" draw:text-style-name="P8" draw:layer="layout" svg:width="0.017cm" svg:height="0.017cm" svg:x="6.248cm" svg:y="5.503cm" svg:viewBox="0 0 18 18" draw:points="0,0 18,0 18,18 0,18">
          <text:p/>
        </draw:polygon>
        <draw:polygon draw:style-name="gr9" draw:text-style-name="P8" draw:layer="layout" svg:width="9.237cm" svg:height="0.017cm" svg:x="6.265cm" svg:y="5.503cm" svg:viewBox="0 0 9238 18" draw:points="0,0 9238,0 9238,18 0,18">
          <text:p/>
        </draw:polygon>
        <draw:polygon draw:style-name="gr9" draw:text-style-name="P8" draw:layer="layout" svg:width="0.017cm" svg:height="0.017cm" svg:x="15.502cm" svg:y="5.503cm" svg:viewBox="0 0 18 18" draw:points="0,0 18,0 18,18 0,18">
          <text:p/>
        </draw:polygon>
        <draw:polygon draw:style-name="gr9" draw:text-style-name="P8" draw:layer="layout" svg:width="0.017cm" svg:height="0.017cm" svg:x="20.26cm" svg:y="5.503cm" svg:viewBox="0 0 18 18" draw:points="0,0 18,0 18,18 0,18">
          <text:p/>
        </draw:polygon>
        <draw:polygon draw:style-name="gr9" draw:text-style-name="P8" draw:layer="layout" svg:width="0.016cm" svg:height="0.804cm" svg:x="0.491cm" svg:y="5.52cm" svg:viewBox="0 0 17 805" draw:points="0,0 17,0 17,805 0,805">
          <text:p/>
        </draw:polygon>
        <draw:polygon draw:style-name="gr9" draw:text-style-name="P8" draw:layer="layout" svg:width="0.017cm" svg:height="0.804cm" svg:x="6.248cm" svg:y="5.52cm" svg:viewBox="0 0 18 805" draw:points="0,0 18,0 18,805 0,805">
          <text:p/>
        </draw:polygon>
        <draw:polygon draw:style-name="gr9" draw:text-style-name="P8" draw:layer="layout" svg:width="0.017cm" svg:height="0.804cm" svg:x="15.502cm" svg:y="5.52cm" svg:viewBox="0 0 18 805" draw:points="0,0 18,0 18,805 0,805">
          <text:p/>
        </draw:polygon>
        <draw:polygon draw:style-name="gr9" draw:text-style-name="P8" draw:layer="layout" svg:width="0.017cm" svg:height="0.804cm" svg:x="20.26cm" svg:y="5.52cm" svg:viewBox="0 0 18 805" draw:points="0,0 18,0 18,805 0,805">
          <text:p/>
        </draw:polygon>
        <draw:frame draw:style-name="gr14" draw:text-style-name="P9" draw:layer="layout" svg:width="0.321cm" svg:height="0.321cm" svg:x="10.89cm" svg:y="6.023cm">
          <draw:text-box>
            <text:p text:style-name="P1"><text:span text:style-name="T12"><text:s/></text:span></text:p>
          </draw:text-box>
        </draw:frame>
        <draw:frame draw:style-name="gr23" draw:text-style-name="P9" draw:layer="layout" svg:width="3.173cm" svg:height="0.321cm" svg:x="1.846cm" svg:y="7.25cm">
          <draw:text-box>
            <text:p text:style-name="P1"><text:span text:style-name="T9">Контактные телефоны: </text:span></text:p>
          </draw:text-box>
        </draw:frame>
        <draw:frame draw:style-name="gr24" draw:text-style-name="P9" draw:layer="layout" svg:width="4.303cm" svg:height="0.321cm" svg:x="6.8cm" svg:y="7.25cm">
          <draw:text-box>
            <text:p text:style-name="P1"><text:span text:style-name="T9">+996 (502) 65 - 01 - 37, WhatsApp /</text:span></text:p>
          </draw:text-box>
        </draw:frame>
        <draw:frame draw:style-name="gr25" draw:text-style-name="P6" draw:layer="layout" svg:width="0.388cm" svg:height="0.534cm" svg:x="11.019cm" svg:y="7.068cm">
          <draw:text-box>
            <text:p text:style-name="P1"><text:span text:style-name="T13"><text:s/></text:span></text:p>
          </draw:text-box>
        </draw:frame>
        <draw:polygon draw:style-name="gr9" draw:text-style-name="P8" draw:layer="layout" svg:width="0.016cm" svg:height="0.017cm" svg:x="0.491cm" svg:y="6.324cm" svg:viewBox="0 0 17 18" draw:points="0,0 17,0 17,18 0,18">
          <text:p/>
        </draw:polygon>
        <draw:polygon draw:style-name="gr9" draw:text-style-name="P8" draw:layer="layout" svg:width="5.741cm" svg:height="0.017cm" svg:x="0.508cm" svg:y="6.324cm" svg:viewBox="0 0 5742 18" draw:points="0,0 5742,0 5742,18 0,18">
          <text:p/>
        </draw:polygon>
        <draw:polygon draw:style-name="gr9" draw:text-style-name="P8" draw:layer="layout" svg:width="0.017cm" svg:height="0.017cm" svg:x="6.248cm" svg:y="6.324cm" svg:viewBox="0 0 18 18" draw:points="0,0 18,0 18,18 0,18">
          <text:p/>
        </draw:polygon>
        <draw:polygon draw:style-name="gr9" draw:text-style-name="P8" draw:layer="layout" svg:width="9.237cm" svg:height="0.017cm" svg:x="6.265cm" svg:y="6.324cm" svg:viewBox="0 0 9238 18" draw:points="0,0 9238,0 9238,18 0,18">
          <text:p/>
        </draw:polygon>
        <draw:polygon draw:style-name="gr9" draw:text-style-name="P8" draw:layer="layout" svg:width="0.017cm" svg:height="0.017cm" svg:x="15.502cm" svg:y="6.324cm" svg:viewBox="0 0 18 18" draw:points="0,0 18,0 18,18 0,18">
          <text:p/>
        </draw:polygon>
        <draw:polygon draw:style-name="gr9" draw:text-style-name="P8" draw:layer="layout" svg:width="0.017cm" svg:height="0.017cm" svg:x="20.26cm" svg:y="6.324cm" svg:viewBox="0 0 18 18" draw:points="0,0 18,0 18,18 0,18">
          <text:p/>
        </draw:polygon>
        <draw:polygon draw:style-name="gr9" draw:text-style-name="P8" draw:layer="layout" svg:width="0.016cm" svg:height="2.057cm" svg:x="0.491cm" svg:y="6.341cm" svg:viewBox="0 0 17 2058" draw:points="0,0 17,0 17,2058 0,2058">
          <text:p/>
        </draw:polygon>
        <draw:polygon draw:style-name="gr9" draw:text-style-name="P8" draw:layer="layout" svg:width="0.017cm" svg:height="2.057cm" svg:x="6.248cm" svg:y="6.341cm" svg:viewBox="0 0 18 2058" draw:points="0,0 18,0 18,2058 0,2058">
          <text:p/>
        </draw:polygon>
        <draw:polygon draw:style-name="gr9" draw:text-style-name="P8" draw:layer="layout" svg:width="0.017cm" svg:height="2.057cm" svg:x="15.502cm" svg:y="6.341cm" svg:viewBox="0 0 18 2058" draw:points="0,0 18,0 18,2058 0,2058">
          <text:p/>
        </draw:polygon>
        <draw:polygon draw:style-name="gr9" draw:text-style-name="P8" draw:layer="layout" svg:width="0.017cm" svg:height="2.057cm" svg:x="20.26cm" svg:y="6.341cm" svg:viewBox="0 0 18 2058" draw:points="0,0 18,0 18,2058 0,2058">
          <text:p/>
        </draw:polygon>
        <draw:polygon draw:style-name="gr26" draw:text-style-name="P12" draw:layer="layout" svg:width="19.753cm" svg:height="0.805cm" svg:x="0.508cm" svg:y="8.415cm" svg:viewBox="0 0 19754 806" draw:points="0,0 19754,0 19754,806 0,806">
          <text:p/>
        </draw:polygon>
        <draw:polygon draw:style-name="gr26" draw:text-style-name="P12" draw:layer="layout" svg:width="19.397cm" svg:height="0.364cm" svg:x="0.685cm" svg:y="8.636cm" svg:viewBox="0 0 19398 365" draw:points="0,0 19398,0 19398,365 0,365">
          <text:p/>
        </draw:polygon>
        <draw:frame draw:style-name="gr27" draw:text-style-name="P9" draw:layer="layout" svg:width="4.028cm" svg:height="0.321cm" svg:x="11.107cm" svg:y="7.25cm">
          <draw:text-box>
            <text:p text:style-name="P1"><text:span text:style-name="T9">Telegram +996 (502) 65 - 01 - 37 </text:span></text:p>
          </draw:text-box>
        </draw:frame>
        <draw:polygon draw:style-name="gr9" draw:text-style-name="P8" draw:layer="layout" svg:width="0.016cm" svg:height="0.017cm" svg:x="0.491cm" svg:y="8.398cm" svg:viewBox="0 0 17 18" draw:points="0,0 17,0 17,18 0,18">
          <text:p/>
        </draw:polygon>
        <draw:polygon draw:style-name="gr9" draw:text-style-name="P8" draw:layer="layout" svg:width="5.741cm" svg:height="0.017cm" svg:x="0.508cm" svg:y="8.398cm" svg:viewBox="0 0 5742 18" draw:points="0,0 5742,0 5742,18 0,18">
          <text:p/>
        </draw:polygon>
        <draw:polygon draw:style-name="gr9" draw:text-style-name="P8" draw:layer="layout" svg:width="0.017cm" svg:height="0.017cm" svg:x="6.248cm" svg:y="8.398cm" svg:viewBox="0 0 18 18" draw:points="0,0 18,0 18,18 0,18">
          <text:p/>
        </draw:polygon>
        <draw:polygon draw:style-name="gr9" draw:text-style-name="P8" draw:layer="layout" svg:width="9.237cm" svg:height="0.017cm" svg:x="6.265cm" svg:y="8.398cm" svg:viewBox="0 0 9238 18" draw:points="0,0 9238,0 9238,18 0,18">
          <text:p/>
        </draw:polygon>
        <draw:polygon draw:style-name="gr9" draw:text-style-name="P8" draw:layer="layout" svg:width="0.017cm" svg:height="0.017cm" svg:x="15.502cm" svg:y="8.398cm" svg:viewBox="0 0 18 18" draw:points="0,0 18,0 18,18 0,18">
          <text:p/>
        </draw:polygon>
        <draw:polygon draw:style-name="gr9" draw:text-style-name="P8" draw:layer="layout" svg:width="4.741cm" svg:height="0.017cm" svg:x="15.519cm" svg:y="8.398cm" svg:viewBox="0 0 4742 18" draw:points="0,0 4742,0 4742,18 0,18">
          <text:p/>
        </draw:polygon>
        <draw:polygon draw:style-name="gr9" draw:text-style-name="P8" draw:layer="layout" svg:width="0.017cm" svg:height="0.017cm" svg:x="20.26cm" svg:y="8.398cm" svg:viewBox="0 0 18 18" draw:points="0,0 18,0 18,18 0,18">
          <text:p/>
        </draw:polygon>
        <draw:polygon draw:style-name="gr9" draw:text-style-name="P8" draw:layer="layout" svg:width="0.016cm" svg:height="0.805cm" svg:x="0.491cm" svg:y="8.415cm" svg:viewBox="0 0 17 806" draw:points="0,0 17,0 17,806 0,806">
          <text:p/>
        </draw:polygon>
        <draw:polygon draw:style-name="gr9" draw:text-style-name="P8" draw:layer="layout" svg:width="0.017cm" svg:height="0.805cm" svg:x="20.26cm" svg:y="8.415cm" svg:viewBox="0 0 18 806" draw:points="0,0 18,0 18,806 0,806">
          <text:p/>
        </draw:polygon>
        <draw:polygon draw:style-name="gr28" draw:text-style-name="P13" draw:layer="layout" svg:width="5.741cm" svg:height="1.092cm" svg:x="0.508cm" svg:y="9.237cm" svg:viewBox="0 0 5742 1093" draw:points="0,0 5742,0 5742,1093 0,1093">
          <text:p/>
        </draw:polygon>
        <draw:polygon draw:style-name="gr28" draw:text-style-name="P13" draw:layer="layout" svg:width="5.385cm" svg:height="0.364cm" svg:x="0.685cm" svg:y="9.601cm" svg:viewBox="0 0 5386 365" draw:points="0,0 5386,0 5386,365 0,365">
          <text:p/>
        </draw:polygon>
        <draw:frame draw:style-name="gr29" draw:text-style-name="P9" draw:layer="layout" svg:width="3.169cm" svg:height="0.321cm" svg:x="9.36cm" svg:y="8.698cm">
          <draw:text-box>
            <text:p text:style-name="P1"><text:span text:style-name="T9">ОБРАЗОВАНИЕ(Курсы) </text:span></text:p>
          </draw:text-box>
        </draw:frame>
        <draw:polygon draw:style-name="gr28" draw:text-style-name="P13" draw:layer="layout" svg:width="5.986cm" svg:height="1.092cm" svg:x="6.265cm" svg:y="9.237cm" svg:viewBox="0 0 5987 1093" draw:points="0,0 5987,0 5987,1093 0,1093">
          <text:p/>
        </draw:polygon>
        <draw:polygon draw:style-name="gr28" draw:text-style-name="P13" draw:layer="layout" svg:width="5.622cm" svg:height="0.364cm" svg:x="6.451cm" svg:y="9.601cm" svg:viewBox="0 0 5623 365" draw:points="0,0 5623,0 5623,365 0,365">
          <text:p/>
        </draw:polygon>
        <draw:frame draw:style-name="gr30" draw:text-style-name="P9" draw:layer="layout" svg:width="2.965cm" svg:height="0.321cm" svg:x="1.948cm" svg:y="9.663cm">
          <draw:text-box>
            <text:p text:style-name="P1"><text:span text:style-name="T10">Период и вид обучения </text:span></text:p>
          </draw:text-box>
        </draw:frame>
        <draw:polygon draw:style-name="gr28" draw:text-style-name="P13" draw:layer="layout" svg:width="4.234cm" svg:height="1.092cm" svg:x="12.276cm" svg:y="9.237cm" svg:viewBox="0 0 4235 1093" draw:points="0,0 4235,0 4235,1093 0,1093">
          <text:p/>
        </draw:polygon>
        <draw:polygon draw:style-name="gr28" draw:text-style-name="P13" draw:layer="layout" svg:width="3.869cm" svg:height="0.364cm" svg:x="12.454cm" svg:y="9.601cm" svg:viewBox="0 0 3870 365" draw:points="0,0 3870,0 3870,365 0,365">
          <text:p/>
        </draw:polygon>
        <draw:frame draw:style-name="gr31" draw:text-style-name="P9" draw:layer="layout" svg:width="1.89cm" svg:height="0.321cm" svg:x="8.398cm" svg:y="9.663cm">
          <draw:text-box>
            <text:p text:style-name="P1"><text:span text:style-name="T10">Navis Acatemiy </text:span></text:p>
          </draw:text-box>
        </draw:frame>
        <draw:polygon draw:style-name="gr28" draw:text-style-name="P13" draw:layer="layout" svg:width="3.734cm" svg:height="1.092cm" svg:x="16.526cm" svg:y="9.237cm" svg:viewBox="0 0 3735 1093" draw:points="0,0 3735,0 3735,1093 0,1093">
          <text:p/>
        </draw:polygon>
        <draw:polygon draw:style-name="gr28" draw:text-style-name="P13" draw:layer="layout" svg:width="3.378cm" svg:height="0.364cm" svg:x="16.704cm" svg:y="9.237cm" svg:viewBox="0 0 3379 365" draw:points="0,0 3379,0 3379,365 0,365">
          <text:p/>
        </draw:polygon>
        <draw:frame draw:style-name="gr32" draw:text-style-name="P9" draw:layer="layout" svg:width="1.729cm" svg:height="0.321cm" svg:x="12.781cm" svg:y="9.663cm">
          <draw:text-box>
            <text:p text:style-name="P1"><text:span text:style-name="T10">Направление </text:span></text:p>
          </draw:text-box>
        </draw:frame>
        <draw:polygon draw:style-name="gr28" draw:text-style-name="P13" draw:layer="layout" svg:width="3.378cm" svg:height="0.364cm" svg:x="16.704cm" svg:y="9.601cm" svg:viewBox="0 0 3379 365" draw:points="0,0 3379,0 3379,365 0,365">
          <text:p/>
        </draw:polygon>
        <draw:frame draw:style-name="gr33" draw:text-style-name="P9" draw:layer="layout" svg:width="1.509cm" svg:height="0.321cm" svg:x="17.682cm" svg:y="9.299cm">
          <draw:text-box>
            <text:p text:style-name="P1"><text:span text:style-name="T10">На ведение </text:span></text:p>
          </draw:text-box>
        </draw:frame>
        <draw:polygon draw:style-name="gr28" draw:text-style-name="P13" draw:layer="layout" svg:width="3.378cm" svg:height="0.364cm" svg:x="16.704cm" svg:y="9.965cm" svg:viewBox="0 0 3379 365" draw:points="0,0 3379,0 3379,365 0,365">
          <text:p/>
        </draw:polygon>
        <draw:frame draw:style-name="gr34" draw:text-style-name="P9" draw:layer="layout" svg:width="2.453cm" svg:height="0.321cm" svg:x="17.216cm" svg:y="9.663cm">
          <draw:text-box>
            <text:p text:style-name="P1"><text:span text:style-name="T10">профессиональной </text:span></text:p>
          </draw:text-box>
        </draw:frame>
        <draw:polygon draw:style-name="gr9" draw:text-style-name="P8" draw:layer="layout" svg:width="0.016cm" svg:height="0.017cm" svg:x="0.491cm" svg:y="9.22cm" svg:viewBox="0 0 17 18" draw:points="0,0 17,0 17,18 0,18">
          <text:p/>
        </draw:polygon>
        <draw:polygon draw:style-name="gr9" draw:text-style-name="P8" draw:layer="layout" svg:width="5.741cm" svg:height="0.017cm" svg:x="0.508cm" svg:y="9.22cm" svg:viewBox="0 0 5742 18" draw:points="0,0 5742,0 5742,18 0,18">
          <text:p/>
        </draw:polygon>
        <draw:polygon draw:style-name="gr9" draw:text-style-name="P8" draw:layer="layout" svg:width="0.017cm" svg:height="0.017cm" svg:x="6.248cm" svg:y="9.22cm" svg:viewBox="0 0 18 18" draw:points="0,0 18,0 18,18 0,18">
          <text:p/>
        </draw:polygon>
        <draw:polygon draw:style-name="gr9" draw:text-style-name="P8" draw:layer="layout" svg:width="5.986cm" svg:height="0.017cm" svg:x="6.265cm" svg:y="9.22cm" svg:viewBox="0 0 5987 18" draw:points="0,0 5987,0 5987,18 0,18">
          <text:p/>
        </draw:polygon>
        <draw:polygon draw:style-name="gr9" draw:text-style-name="P8" draw:layer="layout" svg:width="0.017cm" svg:height="0.017cm" svg:x="12.251cm" svg:y="9.22cm" svg:viewBox="0 0 18 18" draw:points="0,0 18,0 18,18 0,18">
          <text:p/>
        </draw:polygon>
        <draw:polygon draw:style-name="gr9" draw:text-style-name="P8" draw:layer="layout" svg:width="4.242cm" svg:height="0.017cm" svg:x="12.268cm" svg:y="9.22cm" svg:viewBox="0 0 4243 18" draw:points="0,0 4243,0 4243,18 0,18">
          <text:p/>
        </draw:polygon>
        <draw:polygon draw:style-name="gr9" draw:text-style-name="P8" draw:layer="layout" svg:width="0.016cm" svg:height="0.017cm" svg:x="16.51cm" svg:y="9.22cm" svg:viewBox="0 0 17 18" draw:points="0,0 17,0 17,18 0,18">
          <text:p/>
        </draw:polygon>
        <draw:polygon draw:style-name="gr9" draw:text-style-name="P8" draw:layer="layout" svg:width="3.734cm" svg:height="0.017cm" svg:x="16.526cm" svg:y="9.22cm" svg:viewBox="0 0 3735 18" draw:points="0,0 3735,0 3735,18 0,18">
          <text:p/>
        </draw:polygon>
        <draw:polygon draw:style-name="gr9" draw:text-style-name="P8" draw:layer="layout" svg:width="0.017cm" svg:height="0.017cm" svg:x="20.26cm" svg:y="9.22cm" svg:viewBox="0 0 18 18" draw:points="0,0 18,0 18,18 0,18">
          <text:p/>
        </draw:polygon>
        <draw:polygon draw:style-name="gr9" draw:text-style-name="P8" draw:layer="layout" svg:width="0.016cm" svg:height="1.092cm" svg:x="0.491cm" svg:y="9.237cm" svg:viewBox="0 0 17 1093" draw:points="0,0 17,0 17,1093 0,1093">
          <text:p/>
        </draw:polygon>
        <draw:polygon draw:style-name="gr9" draw:text-style-name="P8" draw:layer="layout" svg:width="0.017cm" svg:height="1.092cm" svg:x="6.248cm" svg:y="9.237cm" svg:viewBox="0 0 18 1093" draw:points="0,0 18,0 18,1093 0,1093">
          <text:p/>
        </draw:polygon>
        <draw:polygon draw:style-name="gr9" draw:text-style-name="P8" draw:layer="layout" svg:width="0.017cm" svg:height="1.092cm" svg:x="12.251cm" svg:y="9.237cm" svg:viewBox="0 0 18 1093" draw:points="0,0 18,0 18,1093 0,1093">
          <text:p/>
        </draw:polygon>
        <draw:polygon draw:style-name="gr9" draw:text-style-name="P8" draw:layer="layout" svg:width="0.016cm" svg:height="1.092cm" svg:x="16.51cm" svg:y="9.237cm" svg:viewBox="0 0 17 1093" draw:points="0,0 17,0 17,1093 0,1093">
          <text:p/>
        </draw:polygon>
        <draw:polygon draw:style-name="gr9" draw:text-style-name="P8" draw:layer="layout" svg:width="0.017cm" svg:height="1.092cm" svg:x="20.26cm" svg:y="9.237cm" svg:viewBox="0 0 18 1093" draw:points="0,0 18,0 18,1093 0,1093">
          <text:p/>
        </draw:polygon>
        <draw:frame draw:style-name="gr35" draw:text-style-name="P9" draw:layer="layout" svg:width="2.919cm" svg:height="0.321cm" svg:x="17.024cm" svg:y="10.027cm">
          <draw:text-box>
            <text:p text:style-name="P1"><text:span text:style-name="T10">деятельности в сфере <text:s/></text:span></text:p>
          </draw:text-box>
        </draw:frame>
        <draw:frame draw:style-name="gr36" draw:text-style-name="P9" draw:layer="layout" svg:width="2.068cm" svg:height="0.321cm" svg:x="2.289cm" svg:y="10.586cm">
          <draw:text-box>
            <text:p text:style-name="P1"><text:span text:style-name="T9">01.2025-04.2025 </text:span></text:p>
          </draw:text-box>
        </draw:frame>
        <draw:frame draw:style-name="gr37" draw:text-style-name="P9" draw:layer="layout" svg:width="2.178cm" svg:height="0.321cm" svg:x="2.336cm" svg:y="10.95cm">
          <draw:text-box>
            <text:p text:style-name="P1"><text:span text:style-name="T10">очное отделение </text:span></text:p>
          </draw:text-box>
        </draw:frame>
        <draw:frame draw:style-name="gr38" draw:text-style-name="P9" draw:layer="layout" svg:width="2.233cm" svg:height="0.321cm" svg:x="8.103cm" svg:y="10.772cm">
          <draw:text-box>
            <text:p text:style-name="P1"><text:span text:style-name="T10">3 Месячный курс <text:s/></text:span></text:p>
          </draw:text-box>
        </draw:frame>
        <draw:frame draw:style-name="gr39" draw:text-style-name="P9" draw:layer="layout" svg:width="2.631cm" svg:height="0.321cm" svg:x="13.128cm" svg:y="10.772cm">
          <draw:text-box>
            <text:p text:style-name="P1"><text:span text:style-name="T10">IT Программист </text:span></text:p>
          </draw:text-box>
        </draw:frame>
        <draw:frame draw:style-name="gr40" draw:text-style-name="P9" draw:layer="layout" svg:width="1.772cm" svg:height="0.321cm" svg:x="17.554cm" svg:y="10.408cm">
          <draw:text-box>
            <text:p text:style-name="P1"><text:span text:style-name="T10">IT разработка </text:span></text:p>
          </draw:text-box>
        </draw:frame>
        <draw:frame draw:style-name="gr41" draw:text-style-name="P9" draw:layer="layout" svg:width="3.456cm" svg:height="0.321cm" svg:x="16.721cm" svg:y="10.772cm">
          <draw:text-box>
            <text:p text:style-name="P1"><text:span text:style-name="T10">программного обеспечения </text:span></text:p>
          </draw:text-box>
        </draw:frame>
        <draw:polygon draw:style-name="gr9" draw:text-style-name="P8" draw:layer="layout" svg:width="0.016cm" svg:height="0.017cm" svg:x="0.491cm" svg:y="10.329cm" svg:viewBox="0 0 17 18" draw:points="0,0 17,0 17,18 0,18">
          <text:p/>
        </draw:polygon>
        <draw:polygon draw:style-name="gr9" draw:text-style-name="P8" draw:layer="layout" svg:width="5.741cm" svg:height="0.017cm" svg:x="0.508cm" svg:y="10.329cm" svg:viewBox="0 0 5742 18" draw:points="0,0 5742,0 5742,18 0,18">
          <text:p/>
        </draw:polygon>
        <draw:polygon draw:style-name="gr9" draw:text-style-name="P8" draw:layer="layout" svg:width="0.017cm" svg:height="0.017cm" svg:x="6.248cm" svg:y="10.329cm" svg:viewBox="0 0 18 18" draw:points="0,0 18,0 18,18 0,18">
          <text:p/>
        </draw:polygon>
        <draw:polygon draw:style-name="gr9" draw:text-style-name="P8" draw:layer="layout" svg:width="5.986cm" svg:height="0.017cm" svg:x="6.265cm" svg:y="10.329cm" svg:viewBox="0 0 5987 18" draw:points="0,0 5987,0 5987,18 0,18">
          <text:p/>
        </draw:polygon>
        <draw:polygon draw:style-name="gr9" draw:text-style-name="P8" draw:layer="layout" svg:width="0.017cm" svg:height="0.017cm" svg:x="12.251cm" svg:y="10.329cm" svg:viewBox="0 0 18 18" draw:points="0,0 18,0 18,18 0,18">
          <text:p/>
        </draw:polygon>
        <draw:polygon draw:style-name="gr9" draw:text-style-name="P8" draw:layer="layout" svg:width="4.242cm" svg:height="0.017cm" svg:x="12.268cm" svg:y="10.329cm" svg:viewBox="0 0 4243 18" draw:points="0,0 4243,0 4243,18 0,18">
          <text:p/>
        </draw:polygon>
        <draw:polygon draw:style-name="gr9" draw:text-style-name="P8" draw:layer="layout" svg:width="0.016cm" svg:height="0.017cm" svg:x="16.51cm" svg:y="10.329cm" svg:viewBox="0 0 17 18" draw:points="0,0 17,0 17,18 0,18">
          <text:p/>
        </draw:polygon>
        <draw:polygon draw:style-name="gr9" draw:text-style-name="P8" draw:layer="layout" svg:width="3.734cm" svg:height="0.017cm" svg:x="16.526cm" svg:y="10.329cm" svg:viewBox="0 0 3735 18" draw:points="0,0 3735,0 3735,18 0,18">
          <text:p/>
        </draw:polygon>
        <draw:polygon draw:style-name="gr9" draw:text-style-name="P8" draw:layer="layout" svg:width="0.017cm" svg:height="0.017cm" svg:x="20.26cm" svg:y="10.329cm" svg:viewBox="0 0 18 18" draw:points="0,0 18,0 18,18 0,18">
          <text:p/>
        </draw:polygon>
        <draw:polygon draw:style-name="gr9" draw:text-style-name="P8" draw:layer="layout" svg:width="0.016cm" svg:height="1.092cm" svg:x="0.491cm" svg:y="10.346cm" svg:viewBox="0 0 17 1093" draw:points="0,0 17,0 17,1093 0,1093">
          <text:p/>
        </draw:polygon>
        <draw:polygon draw:style-name="gr9" draw:text-style-name="P8" draw:layer="layout" svg:width="0.017cm" svg:height="1.092cm" svg:x="6.248cm" svg:y="10.346cm" svg:viewBox="0 0 18 1093" draw:points="0,0 18,0 18,1093 0,1093">
          <text:p/>
        </draw:polygon>
        <draw:polygon draw:style-name="gr9" draw:text-style-name="P8" draw:layer="layout" svg:width="0.017cm" svg:height="1.092cm" svg:x="12.251cm" svg:y="10.346cm" svg:viewBox="0 0 18 1093" draw:points="0,0 18,0 18,1093 0,1093">
          <text:p/>
        </draw:polygon>
        <draw:polygon draw:style-name="gr9" draw:text-style-name="P8" draw:layer="layout" svg:width="0.016cm" svg:height="1.092cm" svg:x="16.51cm" svg:y="10.346cm" svg:viewBox="0 0 17 1093" draw:points="0,0 17,0 17,1093 0,1093">
          <text:p/>
        </draw:polygon>
        <draw:polygon draw:style-name="gr9" draw:text-style-name="P8" draw:layer="layout" svg:width="0.017cm" svg:height="1.092cm" svg:x="20.26cm" svg:y="10.346cm" svg:viewBox="0 0 18 1093" draw:points="0,0 18,0 18,1093 0,1093">
          <text:p/>
        </draw:polygon>
        <draw:polygon draw:style-name="gr26" draw:text-style-name="P12" draw:layer="layout" svg:width="19.753cm" svg:height="0.618cm" svg:x="0.508cm" svg:y="11.455cm" svg:viewBox="0 0 19754 619" draw:points="0,0 19754,0 19754,619 0,619">
          <text:p/>
        </draw:polygon>
        <draw:polygon draw:style-name="gr26" draw:text-style-name="P12" draw:layer="layout" svg:width="19.397cm" svg:height="0.618cm" svg:x="0.685cm" svg:y="11.455cm" svg:viewBox="0 0 19398 619" draw:points="0,0 19398,0 19398,619 0,619">
          <text:p/>
        </draw:polygon>
        <draw:frame draw:style-name="gr42" draw:text-style-name="P9" draw:layer="layout" svg:width="1.433cm" svg:height="0.321cm" svg:x="17.72cm" svg:y="11.137cm">
          <draw:text-box>
            <text:p text:style-name="P1"><text:span text:style-name="T10">по “Python” </text:span></text:p>
          </draw:text-box>
        </draw:frame>
        <draw:polygon draw:style-name="gr9" draw:text-style-name="P8" draw:layer="layout" svg:width="0.016cm" svg:height="0.017cm" svg:x="0.491cm" svg:y="11.438cm" svg:viewBox="0 0 17 18" draw:points="0,0 17,0 17,18 0,18">
          <text:p/>
        </draw:polygon>
        <draw:polygon draw:style-name="gr9" draw:text-style-name="P8" draw:layer="layout" svg:width="5.741cm" svg:height="0.017cm" svg:x="0.508cm" svg:y="11.438cm" svg:viewBox="0 0 5742 18" draw:points="0,0 5742,0 5742,18 0,18">
          <text:p/>
        </draw:polygon>
        <draw:polygon draw:style-name="gr9" draw:text-style-name="P8" draw:layer="layout" svg:width="0.017cm" svg:height="0.017cm" svg:x="6.248cm" svg:y="11.438cm" svg:viewBox="0 0 18 18" draw:points="0,0 18,0 18,18 0,18">
          <text:p/>
        </draw:polygon>
        <draw:polygon draw:style-name="gr9" draw:text-style-name="P8" draw:layer="layout" svg:width="5.986cm" svg:height="0.017cm" svg:x="6.265cm" svg:y="11.438cm" svg:viewBox="0 0 5987 18" draw:points="0,0 5987,0 5987,18 0,18">
          <text:p/>
        </draw:polygon>
        <draw:polygon draw:style-name="gr9" draw:text-style-name="P8" draw:layer="layout" svg:width="0.017cm" svg:height="0.017cm" svg:x="12.251cm" svg:y="11.438cm" svg:viewBox="0 0 18 18" draw:points="0,0 18,0 18,18 0,18">
          <text:p/>
        </draw:polygon>
        <draw:polygon draw:style-name="gr9" draw:text-style-name="P8" draw:layer="layout" svg:width="4.242cm" svg:height="0.017cm" svg:x="12.268cm" svg:y="11.438cm" svg:viewBox="0 0 4243 18" draw:points="0,0 4243,0 4243,18 0,18">
          <text:p/>
        </draw:polygon>
        <draw:polygon draw:style-name="gr9" draw:text-style-name="P8" draw:layer="layout" svg:width="0.016cm" svg:height="0.017cm" svg:x="16.51cm" svg:y="11.438cm" svg:viewBox="0 0 17 18" draw:points="0,0 17,0 17,18 0,18">
          <text:p/>
        </draw:polygon>
        <draw:polygon draw:style-name="gr9" draw:text-style-name="P8" draw:layer="layout" svg:width="3.734cm" svg:height="0.017cm" svg:x="16.526cm" svg:y="11.438cm" svg:viewBox="0 0 3735 18" draw:points="0,0 3735,0 3735,18 0,18">
          <text:p/>
        </draw:polygon>
        <draw:polygon draw:style-name="gr9" draw:text-style-name="P8" draw:layer="layout" svg:width="0.017cm" svg:height="0.017cm" svg:x="20.26cm" svg:y="11.438cm" svg:viewBox="0 0 18 18" draw:points="0,0 18,0 18,18 0,18">
          <text:p/>
        </draw:polygon>
        <draw:polygon draw:style-name="gr9" draw:text-style-name="P8" draw:layer="layout" svg:width="0.016cm" svg:height="0.618cm" svg:x="0.491cm" svg:y="11.455cm" svg:viewBox="0 0 17 619" draw:points="0,0 17,0 17,619 0,619">
          <text:p/>
        </draw:polygon>
        <draw:polygon draw:style-name="gr9" draw:text-style-name="P8" draw:layer="layout" svg:width="0.017cm" svg:height="0.618cm" svg:x="20.26cm" svg:y="11.455cm" svg:viewBox="0 0 18 619" draw:points="0,0 18,0 18,619 0,619">
          <text:p/>
        </draw:polygon>
        <draw:frame draw:style-name="gr43" draw:text-style-name="P3" draw:layer="layout" svg:width="9.057cm" svg:height="0.355cm" svg:x="5.929cm" svg:y="11.637cm">
          <draw:text-box>
            <text:p text:style-name="P1"><text:span text:style-name="T14">Повышение квалификации, стажировки, тренинги, семинары </text:span></text:p>
          </draw:text-box>
        </draw:frame>
        <draw:frame draw:style-name="gr14" draw:text-style-name="P9" draw:layer="layout" svg:width="0.321cm" svg:height="0.321cm" svg:x="2.37cm" svg:y="12.186cm">
          <draw:text-box>
            <text:p text:style-name="P1"><text:span text:style-name="T9"><text:s/></text:span></text:p>
          </draw:text-box>
        </draw:frame>
        <draw:frame draw:style-name="gr14" draw:text-style-name="P9" draw:layer="layout" svg:width="0.321cm" svg:height="0.321cm" svg:x="8.254cm" svg:y="12.186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14.109cm" svg:y="12.186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0.016cm" svg:height="0.051cm" svg:x="0.491cm" svg:y="12.073cm" svg:viewBox="0 0 17 52" draw:points="0,0 17,0 17,52 0,52">
          <text:p/>
        </draw:polygon>
        <draw:polygon draw:style-name="gr9" draw:text-style-name="P8" draw:layer="layout" svg:width="3.717cm" svg:height="0.051cm" svg:x="0.508cm" svg:y="12.073cm" svg:viewBox="0 0 3718 52" draw:points="0,0 3718,0 3718,52 0,52">
          <text:p/>
        </draw:polygon>
        <draw:polygon draw:style-name="gr9" draw:text-style-name="P8" draw:layer="layout" svg:width="0.052cm" svg:height="0.051cm" svg:x="4.224cm" svg:y="12.073cm" svg:viewBox="0 0 53 52" draw:points="0,0 53,0 53,52 0,52">
          <text:p/>
        </draw:polygon>
        <draw:polygon draw:style-name="gr9" draw:text-style-name="P8" draw:layer="layout" svg:width="7.976cm" svg:height="0.051cm" svg:x="4.275cm" svg:y="12.073cm" svg:viewBox="0 0 7977 52" draw:points="0,0 7977,0 7977,52 0,52">
          <text:p/>
        </draw:polygon>
        <draw:polygon draw:style-name="gr9" draw:text-style-name="P8" draw:layer="layout" svg:width="0.051cm" svg:height="0.051cm" svg:x="12.251cm" svg:y="12.073cm" svg:viewBox="0 0 52 52" draw:points="0,0 52,0 52,52 0,52">
          <text:p/>
        </draw:polygon>
        <draw:polygon draw:style-name="gr9" draw:text-style-name="P8" draw:layer="layout" svg:width="3.623cm" svg:height="0.051cm" svg:x="12.302cm" svg:y="12.073cm" svg:viewBox="0 0 3624 52" draw:points="0,0 3624,0 3624,52 0,52">
          <text:p/>
        </draw:polygon>
        <draw:polygon draw:style-name="gr9" draw:text-style-name="P8" draw:layer="layout" svg:width="0.051cm" svg:height="0.051cm" svg:x="15.925cm" svg:y="12.073cm" svg:viewBox="0 0 52 52" draw:points="0,0 52,0 52,52 0,52">
          <text:p/>
        </draw:polygon>
        <draw:polygon draw:style-name="gr9" draw:text-style-name="P8" draw:layer="layout" svg:width="4.267cm" svg:height="0.051cm" svg:x="15.976cm" svg:y="12.073cm" svg:viewBox="0 0 4268 52" draw:points="0,0 4268,0 4268,52 0,52">
          <text:p/>
        </draw:polygon>
        <draw:polygon draw:style-name="gr9" draw:text-style-name="P8" draw:layer="layout" svg:width="0.051cm" svg:height="0.051cm" svg:x="20.243cm" svg:y="12.073cm" svg:viewBox="0 0 52 52" draw:points="0,0 52,0 52,52 0,52">
          <text:p/>
        </draw:polygon>
        <draw:polygon draw:style-name="gr9" draw:text-style-name="P8" draw:layer="layout" svg:width="0.051cm" svg:height="0.051cm" svg:x="20.243cm" svg:y="12.073cm" svg:viewBox="0 0 52 52" draw:points="0,0 52,0 52,52 0,52">
          <text:p/>
        </draw:polygon>
        <draw:polygon draw:style-name="gr9" draw:text-style-name="P8" draw:layer="layout" svg:width="0.016cm" svg:height="0.364cm" svg:x="0.491cm" svg:y="12.124cm" svg:viewBox="0 0 17 365" draw:points="0,0 17,0 17,365 0,365">
          <text:p/>
        </draw:polygon>
        <draw:polygon draw:style-name="gr9" draw:text-style-name="P8" draw:layer="layout" svg:width="0.052cm" svg:height="0.364cm" svg:x="4.224cm" svg:y="12.124cm" svg:viewBox="0 0 53 365" draw:points="0,0 53,0 53,365 0,365">
          <text:p/>
        </draw:polygon>
        <draw:polygon draw:style-name="gr9" draw:text-style-name="P8" draw:layer="layout" svg:width="0.017cm" svg:height="0.364cm" svg:x="12.251cm" svg:y="12.124cm" svg:viewBox="0 0 18 365" draw:points="0,0 18,0 18,365 0,365">
          <text:p/>
        </draw:polygon>
        <draw:polygon draw:style-name="gr9" draw:text-style-name="P8" draw:layer="layout" svg:width="0.051cm" svg:height="0.364cm" svg:x="15.925cm" svg:y="12.124cm" svg:viewBox="0 0 52 365" draw:points="0,0 52,0 52,365 0,365">
          <text:p/>
        </draw:polygon>
        <draw:polygon draw:style-name="gr9" draw:text-style-name="P8" draw:layer="layout" svg:width="0.051cm" svg:height="0.364cm" svg:x="20.243cm" svg:y="12.124cm" svg:viewBox="0 0 52 365" draw:points="0,0 52,0 52,365 0,365">
          <text:p/>
        </draw:polygon>
        <draw:polygon draw:style-name="gr26" draw:text-style-name="P12" draw:layer="layout" svg:width="11.727cm" svg:height="0.745cm" svg:x="0.524cm" svg:y="12.539cm" svg:viewBox="0 0 11728 746" draw:points="0,0 11728,0 11728,746 0,746">
          <text:p/>
        </draw:polygon>
        <draw:polygon draw:style-name="gr26" draw:text-style-name="P12" draw:layer="layout" svg:width="11.388cm" svg:height="0.364cm" svg:x="0.685cm" svg:y="12.733cm" svg:viewBox="0 0 11389 365" draw:points="0,0 11389,0 11389,365 0,365">
          <text:p/>
        </draw:polygon>
        <draw:frame draw:style-name="gr14" draw:text-style-name="P9" draw:layer="layout" svg:width="0.321cm" svg:height="0.321cm" svg:x="18.114cm" svg:y="12.186cm">
          <draw:text-box>
            <text:p text:style-name="P1"><text:span text:style-name="T10"><text:s/></text:span></text:p>
          </draw:text-box>
        </draw:frame>
        <draw:polygon draw:style-name="gr26" draw:text-style-name="P12" draw:layer="layout" svg:width="7.967cm" svg:height="0.745cm" svg:x="12.276cm" svg:y="12.539cm" svg:viewBox="0 0 7968 746" draw:points="0,0 7968,0 7968,746 0,746">
          <text:p/>
        </draw:polygon>
        <draw:polygon draw:style-name="gr26" draw:text-style-name="P12" draw:layer="layout" svg:width="7.628cm" svg:height="0.364cm" svg:x="12.454cm" svg:y="12.733cm" svg:viewBox="0 0 7629 365" draw:points="0,0 7629,0 7629,365 0,365">
          <text:p/>
        </draw:polygon>
        <draw:frame draw:style-name="gr44" draw:text-style-name="P9" draw:layer="layout" svg:width="2.423cm" svg:height="0.321cm" svg:x="5.218cm" svg:y="12.796cm">
          <draw:text-box>
            <text:p text:style-name="P1"><text:span text:style-name="T9">ЗНАНИЕ ЯЗЫКОВ </text:span></text:p>
          </draw:text-box>
        </draw:frame>
        <draw:polygon draw:style-name="gr9" draw:text-style-name="P8" draw:layer="layout" svg:width="0.05cm" svg:height="0.051cm" svg:x="0.474cm" svg:y="12.488cm" svg:viewBox="0 0 51 52" draw:points="0,0 51,0 51,52 0,52">
          <text:p/>
        </draw:polygon>
        <draw:polygon draw:style-name="gr9" draw:text-style-name="P8" draw:layer="layout" svg:width="0.05cm" svg:height="0.051cm" svg:x="0.474cm" svg:y="12.488cm" svg:viewBox="0 0 51 52" draw:points="0,0 51,0 51,52 0,52">
          <text:p/>
        </draw:polygon>
        <draw:polygon draw:style-name="gr9" draw:text-style-name="P8" draw:layer="layout" svg:width="0.052cm" svg:height="0.051cm" svg:x="0.524cm" svg:y="12.488cm" svg:viewBox="0 0 53 52" draw:points="0,0 53,0 53,52 0,52">
          <text:p/>
        </draw:polygon>
        <draw:polygon draw:style-name="gr9" draw:text-style-name="P8" draw:layer="layout" svg:width="3.649cm" svg:height="0.051cm" svg:x="0.575cm" svg:y="12.488cm" svg:viewBox="0 0 3650 52" draw:points="0,0 3650,0 3650,52 0,52">
          <text:p/>
        </draw:polygon>
        <draw:polygon draw:style-name="gr9" draw:text-style-name="P8" draw:layer="layout" svg:width="0.052cm" svg:height="0.051cm" svg:x="4.224cm" svg:y="12.488cm" svg:viewBox="0 0 53 52" draw:points="0,0 53,0 53,52 0,52">
          <text:p/>
        </draw:polygon>
        <draw:polygon draw:style-name="gr9" draw:text-style-name="P8" draw:layer="layout" svg:width="7.976cm" svg:height="0.051cm" svg:x="4.275cm" svg:y="12.488cm" svg:viewBox="0 0 7977 52" draw:points="0,0 7977,0 7977,52 0,52">
          <text:p/>
        </draw:polygon>
        <draw:polygon draw:style-name="gr9" draw:text-style-name="P8" draw:layer="layout" svg:width="0.051cm" svg:height="0.051cm" svg:x="12.251cm" svg:y="12.488cm" svg:viewBox="0 0 52 52" draw:points="0,0 52,0 52,52 0,52">
          <text:p/>
        </draw:polygon>
        <draw:polygon draw:style-name="gr9" draw:text-style-name="P8" draw:layer="layout" svg:width="3.623cm" svg:height="0.051cm" svg:x="12.302cm" svg:y="12.488cm" svg:viewBox="0 0 3624 52" draw:points="0,0 3624,0 3624,52 0,52">
          <text:p/>
        </draw:polygon>
        <draw:polygon draw:style-name="gr9" draw:text-style-name="P8" draw:layer="layout" svg:width="0.051cm" svg:height="0.051cm" svg:x="15.925cm" svg:y="12.488cm" svg:viewBox="0 0 52 52" draw:points="0,0 52,0 52,52 0,52">
          <text:p/>
        </draw:polygon>
        <draw:polygon draw:style-name="gr9" draw:text-style-name="P8" draw:layer="layout" svg:width="4.267cm" svg:height="0.051cm" svg:x="15.976cm" svg:y="12.488cm" svg:viewBox="0 0 4268 52" draw:points="0,0 4268,0 4268,52 0,52">
          <text:p/>
        </draw:polygon>
        <draw:polygon draw:style-name="gr9" draw:text-style-name="P8" draw:layer="layout" svg:width="0.051cm" svg:height="0.051cm" svg:x="20.243cm" svg:y="12.488cm" svg:viewBox="0 0 52 52" draw:points="0,0 52,0 52,52 0,52">
          <text:p/>
        </draw:polygon>
        <draw:polygon draw:style-name="gr9" draw:text-style-name="P8" draw:layer="layout" svg:width="0.05cm" svg:height="0.745cm" svg:x="0.474cm" svg:y="12.539cm" svg:viewBox="0 0 51 746" draw:points="0,0 51,0 51,746 0,746">
          <text:p/>
        </draw:polygon>
        <draw:polygon draw:style-name="gr9" draw:text-style-name="P8" draw:layer="layout" svg:width="0.017cm" svg:height="0.745cm" svg:x="12.251cm" svg:y="12.539cm" svg:viewBox="0 0 18 746" draw:points="0,0 18,0 18,746 0,746">
          <text:p/>
        </draw:polygon>
        <draw:polygon draw:style-name="gr9" draw:text-style-name="P8" draw:layer="layout" svg:width="0.051cm" svg:height="0.745cm" svg:x="20.243cm" svg:y="12.539cm" svg:viewBox="0 0 52 746" draw:points="0,0 52,0 52,746 0,746">
          <text:p/>
        </draw:polygon>
        <draw:polygon draw:style-name="gr28" draw:text-style-name="P13" draw:layer="layout" svg:width="3.7cm" svg:height="1.465cm" svg:x="0.524cm" svg:y="13.335cm" svg:viewBox="0 0 3701 1466" draw:points="0,0 3701,0 3701,1466 0,1466">
          <text:p/>
        </draw:polygon>
        <draw:polygon draw:style-name="gr28" draw:text-style-name="P13" draw:layer="layout" svg:width="3.37cm" svg:height="0.365cm" svg:x="0.685cm" svg:y="13.335cm" svg:viewBox="0 0 3371 366" draw:points="0,0 3371,0 3371,366 0,366">
          <text:p/>
        </draw:polygon>
        <draw:frame draw:style-name="gr45" draw:text-style-name="P9" draw:layer="layout" svg:width="4.519cm" svg:height="0.321cm" svg:x="14.074cm" svg:y="12.796cm">
          <draw:text-box>
            <text:p text:style-name="P1"><text:span text:style-name="T9">КОМПЬЮТЕРНАЯ ГРАМОТНОСТЬ </text:span></text:p>
          </draw:text-box>
        </draw:frame>
        <draw:polygon draw:style-name="gr28" draw:text-style-name="P13" draw:layer="layout" svg:width="3.37cm" svg:height="0.364cm" svg:x="0.685cm" svg:y="13.699cm" svg:viewBox="0 0 3371 365" draw:points="0,0 3371,0 3371,365 0,365">
          <text:p/>
        </draw:polygon>
        <draw:frame draw:style-name="gr14" draw:text-style-name="P9" draw:layer="layout" svg:width="0.321cm" svg:height="0.321cm" svg:x="2.37cm" svg:y="13.397cm">
          <draw:text-box>
            <text:p text:style-name="P1"><text:span text:style-name="T10"><text:s/></text:span></text:p>
          </draw:text-box>
        </draw:frame>
        <draw:polygon draw:style-name="gr28" draw:text-style-name="P13" draw:layer="layout" svg:width="7.959cm" svg:height="1.465cm" svg:x="4.275cm" svg:y="13.335cm" svg:viewBox="0 0 7960 1466" draw:points="0,0 7960,0 7960,1466 0,1466">
          <text:p/>
        </draw:polygon>
        <draw:polygon draw:style-name="gr28" draw:text-style-name="P13" draw:layer="layout" svg:width="7.637cm" svg:height="0.364cm" svg:x="4.436cm" svg:y="13.699cm" svg:viewBox="0 0 7638 365" draw:points="0,0 7638,0 7638,365 0,365">
          <text:p/>
        </draw:polygon>
        <draw:frame draw:style-name="gr46" draw:text-style-name="P9" draw:layer="layout" svg:width="0.844cm" svg:height="0.321cm" svg:x="1.99cm" svg:y="13.761cm">
          <draw:text-box>
            <text:p text:style-name="P1"><text:span text:style-name="T10">Языки </text:span></text:p>
          </draw:text-box>
        </draw:frame>
        <draw:polygon draw:style-name="gr28" draw:text-style-name="P13" draw:layer="layout" svg:width="7.637cm" svg:height="0.364cm" svg:x="4.436cm" svg:y="14.063cm" svg:viewBox="0 0 7638 365" draw:points="0,0 7638,0 7638,365 0,365">
          <text:p/>
        </draw:polygon>
        <draw:frame draw:style-name="gr47" draw:text-style-name="P9" draw:layer="layout" svg:width="2.356cm" svg:height="0.321cm" svg:x="7.128cm" svg:y="13.761cm">
          <draw:text-box>
            <text:p text:style-name="P1"><text:span text:style-name="T10">Уровень владения </text:span></text:p>
          </draw:text-box>
        </draw:frame>
        <draw:polygon draw:style-name="gr28" draw:text-style-name="P13" draw:layer="layout" svg:width="3.632cm" svg:height="1.465cm" svg:x="12.293cm" svg:y="13.335cm" svg:viewBox="0 0 3633 1466" draw:points="0,0 3633,0 3633,1466 0,1466">
          <text:p/>
        </draw:polygon>
        <draw:polygon draw:style-name="gr28" draw:text-style-name="P13" draw:layer="layout" svg:width="3.31cm" svg:height="0.365cm" svg:x="12.454cm" svg:y="13.335cm" svg:viewBox="0 0 3311 366" draw:points="0,0 3311,0 3311,366 0,366">
          <text:p/>
        </draw:polygon>
        <draw:frame draw:style-name="gr48" draw:text-style-name="P9" draw:layer="layout" svg:width="6.699cm" svg:height="0.321cm" svg:x="4.985cm" svg:y="14.125cm">
          <draw:text-box>
            <text:p text:style-name="P1"><text:span text:style-name="T10">(начинающий/ удовлетворительно/ хорошо / отлично) </text:span></text:p>
          </draw:text-box>
        </draw:frame>
        <draw:polygon draw:style-name="gr28" draw:text-style-name="P13" draw:layer="layout" svg:width="3.31cm" svg:height="0.364cm" svg:x="12.454cm" svg:y="13.699cm" svg:viewBox="0 0 3311 365" draw:points="0,0 3311,0 3311,365 0,365">
          <text:p/>
        </draw:polygon>
        <draw:frame draw:style-name="gr14" draw:text-style-name="P9" draw:layer="layout" svg:width="0.321cm" svg:height="0.321cm" svg:x="14.109cm" svg:y="13.397cm">
          <draw:text-box>
            <text:p text:style-name="P1"><text:span text:style-name="T10"><text:s/></text:span></text:p>
          </draw:text-box>
        </draw:frame>
        <draw:polygon draw:style-name="gr28" draw:text-style-name="P13" draw:layer="layout" svg:width="3.31cm" svg:height="0.364cm" svg:x="12.454cm" svg:y="14.063cm" svg:viewBox="0 0 3311 365" draw:points="0,0 3311,0 3311,365 0,365">
          <text:p/>
        </draw:polygon>
        <draw:frame draw:style-name="gr49" draw:text-style-name="P9" draw:layer="layout" svg:width="2.703cm" svg:height="0.321cm" svg:x="12.811cm" svg:y="13.761cm">
          <draw:text-box>
            <text:p text:style-name="P1"><text:span text:style-name="T10">Какими программами </text:span></text:p>
          </draw:text-box>
        </draw:frame>
        <draw:polygon draw:style-name="gr28" draw:text-style-name="P13" draw:layer="layout" svg:width="4.275cm" svg:height="1.465cm" svg:x="15.985cm" svg:y="13.335cm" svg:viewBox="0 0 4276 1466" draw:points="0,0 4276,0 4276,1466 0,1466">
          <text:p/>
        </draw:polygon>
        <draw:polygon draw:style-name="gr28" draw:text-style-name="P13" draw:layer="layout" svg:width="3.938cm" svg:height="0.365cm" svg:x="16.145cm" svg:y="13.335cm" svg:viewBox="0 0 3939 366" draw:points="0,0 3939,0 3939,366 0,366">
          <text:p/>
        </draw:polygon>
        <draw:frame draw:style-name="gr50" draw:text-style-name="P9" draw:layer="layout" svg:width="1.302cm" svg:height="0.321cm" svg:x="13.503cm" svg:y="14.125cm">
          <draw:text-box>
            <text:p text:style-name="P1"><text:span text:style-name="T10">владеете: </text:span></text:p>
          </draw:text-box>
        </draw:frame>
        <draw:polygon draw:style-name="gr28" draw:text-style-name="P13" draw:layer="layout" svg:width="3.938cm" svg:height="0.364cm" svg:x="16.145cm" svg:y="13.699cm" svg:viewBox="0 0 3939 365" draw:points="0,0 3939,0 3939,365 0,365">
          <text:p/>
        </draw:polygon>
        <draw:frame draw:style-name="gr47" draw:text-style-name="P9" draw:layer="layout" svg:width="2.356cm" svg:height="0.321cm" svg:x="16.988cm" svg:y="13.397cm">
          <draw:text-box>
            <text:p text:style-name="P1"><text:span text:style-name="T10">Уровень владения </text:span></text:p>
          </draw:text-box>
        </draw:frame>
        <draw:polygon draw:style-name="gr28" draw:text-style-name="P13" draw:layer="layout" svg:width="3.938cm" svg:height="0.364cm" svg:x="16.145cm" svg:y="14.063cm" svg:viewBox="0 0 3939 365" draw:points="0,0 3939,0 3939,365 0,365">
          <text:p/>
        </draw:polygon>
        <draw:frame draw:style-name="gr51" draw:text-style-name="P9" draw:layer="layout" svg:width="3.308cm" svg:height="0.321cm" svg:x="16.518cm" svg:y="13.761cm">
          <draw:text-box>
            <text:p text:style-name="P1"><text:span text:style-name="T10">(не владею/пользователь/ </text:span></text:p>
          </draw:text-box>
        </draw:frame>
        <draw:polygon draw:style-name="gr28" draw:text-style-name="P13" draw:layer="layout" svg:width="3.938cm" svg:height="0.372cm" svg:x="16.145cm" svg:y="14.427cm" svg:viewBox="0 0 3939 373" draw:points="0,0 3939,0 3939,373 0,373">
          <text:p/>
        </draw:polygon>
        <draw:frame draw:style-name="gr52" draw:text-style-name="P9" draw:layer="layout" svg:width="3.012cm" svg:height="0.321cm" svg:x="16.665cm" svg:y="14.125cm">
          <draw:text-box>
            <text:p text:style-name="P1"><text:span text:style-name="T10">опытный пользователь/ </text:span></text:p>
          </draw:text-box>
        </draw:frame>
        <draw:polygon draw:style-name="gr9" draw:text-style-name="P8" draw:layer="layout" svg:width="0.05cm" svg:height="0.05cm" svg:x="0.474cm" svg:y="13.284cm" svg:viewBox="0 0 51 51" draw:points="0,0 51,0 51,51 0,51">
          <text:p/>
        </draw:polygon>
        <draw:polygon draw:style-name="gr9" draw:text-style-name="P8" draw:layer="layout" svg:width="3.7cm" svg:height="0.05cm" svg:x="0.524cm" svg:y="13.284cm" svg:viewBox="0 0 3701 51" draw:points="0,0 3701,0 3701,51 0,51">
          <text:p/>
        </draw:polygon>
        <draw:polygon draw:style-name="gr9" draw:text-style-name="P8" draw:layer="layout" svg:width="0.052cm" svg:height="0.05cm" svg:x="4.224cm" svg:y="13.284cm" svg:viewBox="0 0 53 51" draw:points="0,0 53,0 53,51 0,51">
          <text:p/>
        </draw:polygon>
        <draw:polygon draw:style-name="gr9" draw:text-style-name="P8" draw:layer="layout" svg:width="7.959cm" svg:height="0.05cm" svg:x="4.275cm" svg:y="13.284cm" svg:viewBox="0 0 7960 51" draw:points="0,0 7960,0 7960,51 0,51">
          <text:p/>
        </draw:polygon>
        <draw:polygon draw:style-name="gr9" draw:text-style-name="P8" draw:layer="layout" svg:width="0.051cm" svg:height="0.05cm" svg:x="12.234cm" svg:y="13.284cm" svg:viewBox="0 0 52 51" draw:points="0,0 52,0 52,51 0,51">
          <text:p/>
        </draw:polygon>
        <draw:polygon draw:style-name="gr9" draw:text-style-name="P8" draw:layer="layout" svg:width="0.05cm" svg:height="0.05cm" svg:x="12.285cm" svg:y="13.284cm" svg:viewBox="0 0 51 51" draw:points="0,0 51,0 51,51 0,51">
          <text:p/>
        </draw:polygon>
        <draw:polygon draw:style-name="gr9" draw:text-style-name="P8" draw:layer="layout" svg:width="3.59cm" svg:height="0.05cm" svg:x="12.335cm" svg:y="13.284cm" svg:viewBox="0 0 3591 51" draw:points="0,0 3591,0 3591,51 0,51">
          <text:p/>
        </draw:polygon>
        <draw:polygon draw:style-name="gr9" draw:text-style-name="P8" draw:layer="layout" svg:width="0.051cm" svg:height="0.05cm" svg:x="15.925cm" svg:y="13.284cm" svg:viewBox="0 0 52 51" draw:points="0,0 52,0 52,51 0,51">
          <text:p/>
        </draw:polygon>
        <draw:polygon draw:style-name="gr9" draw:text-style-name="P8" draw:layer="layout" svg:width="4.267cm" svg:height="0.05cm" svg:x="15.976cm" svg:y="13.284cm" svg:viewBox="0 0 4268 51" draw:points="0,0 4268,0 4268,51 0,51">
          <text:p/>
        </draw:polygon>
        <draw:polygon draw:style-name="gr9" draw:text-style-name="P8" draw:layer="layout" svg:width="0.051cm" svg:height="0.05cm" svg:x="20.243cm" svg:y="13.284cm" svg:viewBox="0 0 52 51" draw:points="0,0 52,0 52,51 0,51">
          <text:p/>
        </draw:polygon>
        <draw:polygon draw:style-name="gr9" draw:text-style-name="P8" draw:layer="layout" svg:width="0.05cm" svg:height="1.465cm" svg:x="0.474cm" svg:y="13.335cm" svg:viewBox="0 0 51 1466" draw:points="0,0 51,0 51,1466 0,1466">
          <text:p/>
        </draw:polygon>
        <draw:polygon draw:style-name="gr9" draw:text-style-name="P8" draw:layer="layout" svg:width="0.052cm" svg:height="1.465cm" svg:x="4.224cm" svg:y="13.335cm" svg:viewBox="0 0 53 1466" draw:points="0,0 53,0 53,1466 0,1466">
          <text:p/>
        </draw:polygon>
        <draw:polygon draw:style-name="gr9" draw:text-style-name="P8" draw:layer="layout" svg:width="0.051cm" svg:height="1.465cm" svg:x="12.234cm" svg:y="13.335cm" svg:viewBox="0 0 52 1466" draw:points="0,0 52,0 52,1466 0,1466">
          <text:p/>
        </draw:polygon>
        <draw:polygon draw:style-name="gr9" draw:text-style-name="P8" draw:layer="layout" svg:width="0.051cm" svg:height="1.465cm" svg:x="15.925cm" svg:y="13.335cm" svg:viewBox="0 0 52 1466" draw:points="0,0 52,0 52,1466 0,1466">
          <text:p/>
        </draw:polygon>
        <draw:polygon draw:style-name="gr9" draw:text-style-name="P8" draw:layer="layout" svg:width="0.017cm" svg:height="1.465cm" svg:x="20.26cm" svg:y="13.335cm" svg:viewBox="0 0 18 1466" draw:points="0,0 18,0 18,1466 0,1466">
          <text:p/>
        </draw:polygon>
        <draw:frame draw:style-name="gr53" draw:text-style-name="P9" draw:layer="layout" svg:width="1.75cm" svg:height="0.321cm" svg:x="17.286cm" svg:y="14.489cm">
          <draw:text-box>
            <text:p text:style-name="P1"><text:span text:style-name="T10">программист) </text:span></text:p>
          </draw:text-box>
        </draw:frame>
        <draw:frame draw:style-name="gr54" draw:text-style-name="P9" draw:layer="layout" svg:width="1.145cm" svg:height="0.321cm" svg:x="1.842cm" svg:y="14.913cm">
          <draw:text-box>
            <text:p text:style-name="P1"><text:span text:style-name="T9">Русский </text:span></text:p>
          </draw:text-box>
        </draw:frame>
        <draw:frame draw:style-name="gr55" draw:text-style-name="P9" draw:layer="layout" svg:width="4.472cm" svg:height="0.321cm" svg:x="6.084cm" svg:y="14.913cm">
          <draw:text-box>
            <text:p text:style-name="P1"><text:span text:style-name="T10">Письмо, чтение, разговор - отлично </text:span></text:p>
          </draw:text-box>
        </draw:frame>
        <draw:frame draw:style-name="gr14" draw:text-style-name="P9" draw:layer="layout" svg:width="0.321cm" svg:height="0.321cm" svg:x="14.109cm" svg:y="15.116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0.05cm" svg:height="0.051cm" svg:x="0.474cm" svg:y="14.799cm" svg:viewBox="0 0 51 52" draw:points="0,0 51,0 51,52 0,52">
          <text:p/>
        </draw:polygon>
        <draw:polygon draw:style-name="gr9" draw:text-style-name="P8" draw:layer="layout" svg:width="3.7cm" svg:height="0.051cm" svg:x="0.524cm" svg:y="14.799cm" svg:viewBox="0 0 3701 52" draw:points="0,0 3701,0 3701,52 0,52">
          <text:p/>
        </draw:polygon>
        <draw:polygon draw:style-name="gr9" draw:text-style-name="P8" draw:layer="layout" svg:width="0.052cm" svg:height="0.051cm" svg:x="4.224cm" svg:y="14.799cm" svg:viewBox="0 0 53 52" draw:points="0,0 53,0 53,52 0,52">
          <text:p/>
        </draw:polygon>
        <draw:polygon draw:style-name="gr9" draw:text-style-name="P8" draw:layer="layout" svg:width="7.959cm" svg:height="0.051cm" svg:x="4.275cm" svg:y="14.799cm" svg:viewBox="0 0 7960 52" draw:points="0,0 7960,0 7960,52 0,52">
          <text:p/>
        </draw:polygon>
        <draw:polygon draw:style-name="gr9" draw:text-style-name="P8" draw:layer="layout" svg:width="0.051cm" svg:height="0.051cm" svg:x="12.234cm" svg:y="14.799cm" svg:viewBox="0 0 52 52" draw:points="0,0 52,0 52,52 0,52">
          <text:p/>
        </draw:polygon>
        <draw:polygon draw:style-name="gr9" draw:text-style-name="P8" draw:layer="layout" svg:width="3.64cm" svg:height="0.051cm" svg:x="12.285cm" svg:y="14.799cm" svg:viewBox="0 0 3641 52" draw:points="0,0 3641,0 3641,52 0,52">
          <text:p/>
        </draw:polygon>
        <draw:polygon draw:style-name="gr9" draw:text-style-name="P8" draw:layer="layout" svg:width="0.051cm" svg:height="0.051cm" svg:x="15.925cm" svg:y="14.799cm" svg:viewBox="0 0 52 52" draw:points="0,0 52,0 52,52 0,52">
          <text:p/>
        </draw:polygon>
        <draw:polygon draw:style-name="gr9" draw:text-style-name="P8" draw:layer="layout" svg:width="4.284cm" svg:height="0.051cm" svg:x="15.976cm" svg:y="14.799cm" svg:viewBox="0 0 4285 52" draw:points="0,0 4285,0 4285,52 0,52">
          <text:p/>
        </draw:polygon>
        <draw:polygon draw:style-name="gr9" draw:text-style-name="P8" draw:layer="layout" svg:width="0.017cm" svg:height="0.051cm" svg:x="20.26cm" svg:y="14.799cm" svg:viewBox="0 0 18 52" draw:points="0,0 18,0 18,52 0,52">
          <text:p/>
        </draw:polygon>
        <draw:polygon draw:style-name="gr9" draw:text-style-name="P8" draw:layer="layout" svg:width="0.05cm" svg:height="0.364cm" svg:x="0.474cm" svg:y="14.85cm" svg:viewBox="0 0 51 365" draw:points="0,0 51,0 51,365 0,365">
          <text:p/>
        </draw:polygon>
        <draw:polygon draw:style-name="gr9" draw:text-style-name="P8" draw:layer="layout" svg:width="0.052cm" svg:height="0.364cm" svg:x="4.224cm" svg:y="14.85cm" svg:viewBox="0 0 53 365" draw:points="0,0 53,0 53,365 0,365">
          <text:p/>
        </draw:polygon>
        <draw:polygon draw:style-name="gr9" draw:text-style-name="P8" draw:layer="layout" svg:width="0.051cm" svg:height="0.364cm" svg:x="12.234cm" svg:y="14.85cm" svg:viewBox="0 0 52 365" draw:points="0,0 52,0 52,365 0,365">
          <text:p/>
        </draw:polygon>
        <draw:polygon draw:style-name="gr9" draw:text-style-name="P8" draw:layer="layout" svg:width="0.051cm" svg:height="0.364cm" svg:x="15.925cm" svg:y="14.85cm" svg:viewBox="0 0 52 365" draw:points="0,0 52,0 52,365 0,365">
          <text:p/>
        </draw:polygon>
        <draw:polygon draw:style-name="gr9" draw:text-style-name="P8" draw:layer="layout" svg:width="0.017cm" svg:height="0.364cm" svg:x="20.26cm" svg:y="14.85cm" svg:viewBox="0 0 18 365" draw:points="0,0 18,0 18,365 0,365">
          <text:p/>
        </draw:polygon>
        <draw:frame draw:style-name="gr56" draw:text-style-name="P9" draw:layer="layout" svg:width="1.767cm" svg:height="0.321cm" svg:x="16.701cm" svg:y="15.116cm">
          <draw:text-box>
            <text:p text:style-name="P1"><text:span text:style-name="T10">пользователь </text:span></text:p>
          </draw:text-box>
        </draw:frame>
        <draw:frame draw:style-name="gr57" draw:text-style-name="P9" draw:layer="layout" svg:width="1.712cm" svg:height="0.321cm" svg:x="1.563cm" svg:y="15.328cm">
          <draw:text-box>
            <text:p text:style-name="P1"><text:span text:style-name="T9">Кыргызский </text:span></text:p>
          </draw:text-box>
        </draw:frame>
        <draw:polygon draw:style-name="gr9" draw:text-style-name="P8" draw:layer="layout" svg:width="0.05cm" svg:height="0.051cm" svg:x="0.474cm" svg:y="15.214cm" svg:viewBox="0 0 51 52" draw:points="0,0 51,0 51,52 0,52">
          <text:p/>
        </draw:polygon>
        <draw:polygon draw:style-name="gr9" draw:text-style-name="P8" draw:layer="layout" svg:width="3.7cm" svg:height="0.051cm" svg:x="0.524cm" svg:y="15.214cm" svg:viewBox="0 0 3701 52" draw:points="0,0 3701,0 3701,52 0,52">
          <text:p/>
        </draw:polygon>
        <draw:polygon draw:style-name="gr9" draw:text-style-name="P8" draw:layer="layout" svg:width="0.052cm" svg:height="0.051cm" svg:x="4.224cm" svg:y="15.214cm" svg:viewBox="0 0 53 52" draw:points="0,0 53,0 53,52 0,52">
          <text:p/>
        </draw:polygon>
        <draw:polygon draw:style-name="gr9" draw:text-style-name="P8" draw:layer="layout" svg:width="7.959cm" svg:height="0.051cm" svg:x="4.275cm" svg:y="15.214cm" svg:viewBox="0 0 7960 52" draw:points="0,0 7960,0 7960,52 0,52">
          <text:p/>
        </draw:polygon>
        <draw:polygon draw:style-name="gr9" draw:text-style-name="P8" draw:layer="layout" svg:width="0.051cm" svg:height="0.051cm" svg:x="12.234cm" svg:y="15.214cm" svg:viewBox="0 0 52 52" draw:points="0,0 52,0 52,52 0,52">
          <text:p/>
        </draw:polygon>
        <draw:polygon draw:style-name="gr9" draw:text-style-name="P8" draw:layer="layout" svg:width="0.051cm" svg:height="0.051cm" svg:x="15.925cm" svg:y="15.214cm" svg:viewBox="0 0 52 52" draw:points="0,0 52,0 52,52 0,52">
          <text:p/>
        </draw:polygon>
        <draw:polygon draw:style-name="gr9" draw:text-style-name="P8" draw:layer="layout" svg:width="0.017cm" svg:height="0.051cm" svg:x="20.26cm" svg:y="15.214cm" svg:viewBox="0 0 18 52" draw:points="0,0 18,0 18,52 0,52">
          <text:p/>
        </draw:polygon>
        <draw:polygon draw:style-name="gr9" draw:text-style-name="P8" draw:layer="layout" svg:width="0.05cm" svg:height="0.364cm" svg:x="0.474cm" svg:y="15.265cm" svg:viewBox="0 0 51 365" draw:points="0,0 51,0 51,365 0,365">
          <text:p/>
        </draw:polygon>
        <draw:polygon draw:style-name="gr9" draw:text-style-name="P8" draw:layer="layout" svg:width="0.052cm" svg:height="0.364cm" svg:x="4.224cm" svg:y="15.265cm" svg:viewBox="0 0 53 365" draw:points="0,0 53,0 53,365 0,365">
          <text:p/>
        </draw:polygon>
        <draw:polygon draw:style-name="gr9" draw:text-style-name="P8" draw:layer="layout" svg:width="0.051cm" svg:height="0.364cm" svg:x="12.234cm" svg:y="15.265cm" svg:viewBox="0 0 52 365" draw:points="0,0 52,0 52,365 0,365">
          <text:p/>
        </draw:polygon>
        <draw:polygon draw:style-name="gr9" draw:text-style-name="P8" draw:layer="layout" svg:width="0.051cm" svg:height="0.364cm" svg:x="15.925cm" svg:y="15.265cm" svg:viewBox="0 0 52 365" draw:points="0,0 52,0 52,365 0,365">
          <text:p/>
        </draw:polygon>
        <draw:polygon draw:style-name="gr9" draw:text-style-name="P8" draw:layer="layout" svg:width="0.017cm" svg:height="0.364cm" svg:x="20.26cm" svg:y="15.265cm" svg:viewBox="0 0 18 365" draw:points="0,0 18,0 18,365 0,365">
          <text:p/>
        </draw:polygon>
        <draw:frame draw:style-name="gr58" draw:text-style-name="P9" draw:layer="layout" svg:width="1.065cm" svg:height="0.321cm" svg:x="7.802cm" svg:y="15.328cm">
          <draw:text-box>
            <text:p text:style-name="P1"><text:span text:style-name="T10">Родной <text:s/></text:span></text:p>
          </draw:text-box>
        </draw:frame>
        <draw:frame draw:style-name="gr14" draw:text-style-name="P9" draw:layer="layout" svg:width="0.321cm" svg:height="0.321cm" svg:x="0.686cm" svg:y="16.106cm">
          <draw:text-box>
            <text:p text:style-name="P1"><text:span text:style-name="T9"><text:s/></text:span></text:p>
          </draw:text-box>
        </draw:frame>
        <draw:frame draw:style-name="gr14" draw:text-style-name="P9" draw:layer="layout" svg:width="0.321cm" svg:height="0.321cm" svg:x="6.059cm" svg:y="15.929cm">
          <draw:text-box>
            <text:p text:style-name="P1"><text:span text:style-name="T10"><text:s/></text:span></text:p>
          </draw:text-box>
        </draw:frame>
        <draw:frame draw:style-name="gr59" draw:text-style-name="P11" draw:layer="layout" svg:width="2.492cm" svg:height="0.302cm" svg:x="12.9cm" svg:y="15.25cm">
          <draw:text-box>
            <text:p text:style-name="P1"><text:span text:style-name="T10">Visual Studio Code <text:s/></text:span></text:p>
          </draw:text-box>
        </draw:frame>
        <draw:polygon draw:style-name="gr9" draw:text-style-name="P8" draw:layer="layout" svg:width="0.05cm" svg:height="0.051cm" svg:x="0.474cm" svg:y="15.629cm" svg:viewBox="0 0 51 52" draw:points="0,0 51,0 51,52 0,52">
          <text:p/>
        </draw:polygon>
        <draw:polygon draw:style-name="gr9" draw:text-style-name="P8" draw:layer="layout" svg:width="3.7cm" svg:height="0.051cm" svg:x="0.524cm" svg:y="15.629cm" svg:viewBox="0 0 3701 52" draw:points="0,0 3701,0 3701,52 0,52">
          <text:p/>
        </draw:polygon>
        <draw:polygon draw:style-name="gr9" draw:text-style-name="P8" draw:layer="layout" svg:width="0.052cm" svg:height="0.051cm" svg:x="4.224cm" svg:y="15.629cm" svg:viewBox="0 0 53 52" draw:points="0,0 53,0 53,52 0,52">
          <text:p/>
        </draw:polygon>
        <draw:polygon draw:style-name="gr9" draw:text-style-name="P8" draw:layer="layout" svg:width="7.959cm" svg:height="0.051cm" svg:x="4.275cm" svg:y="15.629cm" svg:viewBox="0 0 7960 52" draw:points="0,0 7960,0 7960,52 0,52">
          <text:p/>
        </draw:polygon>
        <draw:polygon draw:style-name="gr9" draw:text-style-name="P8" draw:layer="layout" svg:width="0.051cm" svg:height="0.051cm" svg:x="12.234cm" svg:y="15.629cm" svg:viewBox="0 0 52 52" draw:points="0,0 52,0 52,52 0,52">
          <text:p/>
        </draw:polygon>
        <draw:polygon draw:style-name="gr9" draw:text-style-name="P8" draw:layer="layout" svg:width="3.64cm" svg:height="0.051cm" svg:x="12.285cm" svg:y="15.629cm" svg:viewBox="0 0 3641 52" draw:points="0,0 3641,0 3641,52 0,52">
          <text:p/>
        </draw:polygon>
        <draw:polygon draw:style-name="gr9" draw:text-style-name="P8" draw:layer="layout" svg:width="0.051cm" svg:height="0.051cm" svg:x="15.925cm" svg:y="15.629cm" svg:viewBox="0 0 52 52" draw:points="0,0 52,0 52,52 0,52">
          <text:p/>
        </draw:polygon>
        <draw:polygon draw:style-name="gr9" draw:text-style-name="P8" draw:layer="layout" svg:width="4.284cm" svg:height="0.051cm" svg:x="15.976cm" svg:y="15.629cm" svg:viewBox="0 0 4285 52" draw:points="0,0 4285,0 4285,52 0,52">
          <text:p/>
        </draw:polygon>
        <draw:polygon draw:style-name="gr9" draw:text-style-name="P8" draw:layer="layout" svg:width="0.017cm" svg:height="0.051cm" svg:x="20.26cm" svg:y="15.629cm" svg:viewBox="0 0 18 52" draw:points="0,0 18,0 18,52 0,52">
          <text:p/>
        </draw:polygon>
        <draw:frame draw:style-name="gr14" draw:text-style-name="P9" draw:layer="layout" svg:width="0.321cm" svg:height="0.321cm" svg:x="1.731cm" svg:y="16.53cm">
          <draw:text-box>
            <text:p text:style-name="P1"><text:span text:style-name="T9"><text:s/></text:span></text:p>
          </draw:text-box>
        </draw:frame>
        <draw:frame draw:style-name="gr14" draw:text-style-name="P9" draw:layer="layout" svg:width="0.321cm" svg:height="0.321cm" svg:x="1.762cm" svg:y="16.945cm">
          <draw:text-box>
            <text:p text:style-name="P1"><text:span text:style-name="T9"><text:s/></text:span></text:p>
          </draw:text-box>
        </draw:frame>
        <draw:frame draw:style-name="gr60" draw:text-style-name="P11" draw:layer="layout" svg:width="6.532cm" svg:height="0.555cm" svg:x="5.6cm" svg:y="17.045cm">
          <draw:text-box>
            <text:p text:style-name="P1"><text:span text:style-name="T10"><text:s/></text:span><text:span text:style-name="T10">«Navis IT academy», филиал: г Бишкек Кыргызстан</text:span></text:p>
          </draw:text-box>
        </draw:frame>
        <draw:polygon draw:style-name="gr26" draw:text-style-name="P12" draw:layer="layout" svg:width="19.711cm" svg:height="0.991cm" svg:x="0.558cm" svg:y="15.68cm" svg:viewBox="0 0 19712 992" draw:points="0,0 19712,0 19712,992 0,992">
          <text:p/>
        </draw:polygon>
        <draw:polygon draw:style-name="gr26" draw:text-style-name="P12" draw:layer="layout" svg:width="19.38cm" svg:height="0.364cm" svg:x="0.728cm" svg:y="15.68cm" svg:viewBox="0 0 19381 365" draw:points="0,0 19381,0 19381,365 0,365">
          <text:p/>
        </draw:polygon>
        <draw:frame draw:style-name="gr61" draw:text-style-name="P14" draw:layer="layout" svg:width="0.016cm" svg:height="0.035cm" svg:x="0.686cm" svg:y="22.611cm">
          <draw:text-box>
            <text:p text:style-name="P1"><text:span text:style-name="T15"><text:s/></text:span></text:p>
          </draw:text-box>
        </draw:frame>
        <draw:polygon draw:style-name="gr26" draw:text-style-name="P12" draw:layer="layout" svg:width="19.38cm" svg:height="0.364cm" svg:x="0.728cm" svg:y="16.044cm" svg:viewBox="0 0 19381 365" draw:points="0,0 19381,0 19381,365 0,365">
          <text:p/>
        </draw:polygon>
        <draw:frame draw:style-name="gr62" draw:text-style-name="P9" draw:layer="layout" svg:width="3.241cm" svg:height="0.321cm" svg:x="8.857cm" svg:y="15.743cm">
          <draw:text-box>
            <text:p text:style-name="P1"><text:span text:style-name="T9">Трудовая деятельность </text:span></text:p>
          </draw:text-box>
        </draw:frame>
        <draw:polygon draw:style-name="gr9" draw:text-style-name="P8" draw:layer="layout" svg:width="19.77cm" svg:height="0.017cm" svg:x="0.508cm" svg:y="15.663cm" svg:viewBox="0 0 19771 18" draw:points="0,0 19771,0 19771,18 0,18">
          <text:p/>
        </draw:polygon>
        <draw:polygon draw:style-name="gr9" draw:text-style-name="P8" draw:layer="layout" svg:width="0.051cm" svg:height="0.017cm" svg:x="20.277cm" svg:y="15.663cm" svg:viewBox="0 0 52 18" draw:points="0,0 52,0 52,18 0,18">
          <text:p/>
        </draw:polygon>
        <draw:polygon draw:style-name="gr9" draw:text-style-name="P8" draw:layer="layout" svg:width="0.051cm" svg:height="0.991cm" svg:x="0.508cm" svg:y="15.68cm" svg:viewBox="0 0 52 992" draw:points="0,0 52,0 52,992 0,992">
          <text:p/>
        </draw:polygon>
        <draw:polygon draw:style-name="gr9" draw:text-style-name="P8" draw:layer="layout" svg:width="0.051cm" svg:height="0.991cm" svg:x="20.277cm" svg:y="15.68cm" svg:viewBox="0 0 52 992" draw:points="0,0 52,0 52,992 0,992">
          <text:p/>
        </draw:polygon>
        <draw:frame draw:style-name="gr63" draw:text-style-name="P9" draw:layer="layout" svg:width="13.9cm" svg:height="0.321cm" svg:x="0.728cm" svg:y="16.107cm">
          <draw:text-box>
            <text:p text:style-name="P1"><text:span text:style-name="T9"><text:s text:c="72"/></text:span><text:span text:style-name="T9">(включая неофициальные), начиная с последнего места работы </text:span></text:p>
          </draw:text-box>
        </draw:frame>
        <draw:frame draw:style-name="gr14" draw:text-style-name="P9" draw:layer="layout" svg:width="0.321cm" svg:height="0.321cm" svg:x="0.728cm" svg:y="17.495cm">
          <draw:text-box>
            <text:p text:style-name="P1"><text:span text:style-name="T16"><text:s/></text:span></text:p>
          </draw:text-box>
        </draw:frame>
        <draw:frame draw:style-name="gr64" draw:text-style-name="P3" draw:layer="layout" svg:width="0.355cm" svg:height="0.357cm" svg:x="11.98cm" svg:y="17.107cm">
          <draw:text-box>
            <text:p text:style-name="P1"><text:span text:style-name="T17"><text:s/></text:span></text:p>
          </draw:text-box>
        </draw:frame>
        <draw:polygon draw:style-name="gr9" draw:text-style-name="P8" draw:layer="layout" svg:width="0.051cm" svg:height="0.017cm" svg:x="0.508cm" svg:y="16.671cm" svg:viewBox="0 0 52 18" draw:points="0,0 52,0 52,18 0,18">
          <text:p/>
        </draw:polygon>
        <draw:polygon draw:style-name="gr9" draw:text-style-name="P8" draw:layer="layout" svg:width="4.615cm" svg:height="0.017cm" svg:x="0.558cm" svg:y="16.671cm" svg:viewBox="0 0 4616 18" draw:points="0,0 4616,0 4616,18 0,18">
          <text:p/>
        </draw:polygon>
        <draw:polygon draw:style-name="gr9" draw:text-style-name="P8" draw:layer="layout" svg:width="0.017cm" svg:height="0.017cm" svg:x="5.173cm" svg:y="16.671cm" svg:viewBox="0 0 18 18" draw:points="0,0 18,0 18,18 0,18">
          <text:p/>
        </draw:polygon>
        <draw:polygon draw:style-name="gr9" draw:text-style-name="P8" draw:layer="layout" svg:width="15.087cm" svg:height="0.017cm" svg:x="5.19cm" svg:y="16.671cm" svg:viewBox="0 0 15088 18" draw:points="0,0 15088,0 15088,18 0,18">
          <text:p/>
        </draw:polygon>
        <draw:polygon draw:style-name="gr9" draw:text-style-name="P8" draw:layer="layout" svg:width="0.017cm" svg:height="0.017cm" svg:x="20.277cm" svg:y="16.671cm" svg:viewBox="0 0 18 18" draw:points="0,0 18,0 18,18 0,18">
          <text:p/>
        </draw:polygon>
        <draw:polygon draw:style-name="gr9" draw:text-style-name="P8" draw:layer="layout" svg:width="0.034cm" svg:height="0.017cm" svg:x="20.294cm" svg:y="16.671cm" svg:viewBox="0 0 35 18" draw:points="0,0 35,0 35,18 0,18">
          <text:p/>
        </draw:polygon>
        <draw:polygon draw:style-name="gr9" draw:text-style-name="P8" draw:layer="layout" svg:width="0.051cm" svg:height="1.49cm" svg:x="0.508cm" svg:y="16.688cm" svg:viewBox="0 0 52 1491" draw:points="0,0 52,0 52,1491 0,1491">
          <text:p/>
        </draw:polygon>
        <draw:polygon draw:style-name="gr9" draw:text-style-name="P8" draw:layer="layout" svg:width="0.017cm" svg:height="1.49cm" svg:x="5.173cm" svg:y="16.688cm" svg:viewBox="0 0 18 1491" draw:points="0,0 18,0 18,1491 0,1491">
          <text:p/>
        </draw:polygon>
        <draw:polygon draw:style-name="gr9" draw:text-style-name="P8" draw:layer="layout" svg:width="0.017cm" svg:height="1.49cm" svg:x="20.294cm" svg:y="16.688cm" svg:viewBox="0 0 18 1491" draw:points="0,0 18,0 18,1491 0,1491">
          <text:p/>
        </draw:polygon>
        <draw:frame draw:style-name="gr14" draw:text-style-name="P9" draw:layer="layout" svg:width="0.321cm" svg:height="0.321cm" svg:x="12.744cm" svg:y="17.495cm">
          <draw:text-box>
            <text:p text:style-name="P1"><text:span text:style-name="T9"><text:s/></text:span></text:p>
          </draw:text-box>
        </draw:frame>
        <draw:frame draw:style-name="gr65" draw:text-style-name="P9" draw:layer="layout" svg:width="1.746cm" svg:height="0.321cm" svg:x="2.073cm" svg:y="18.257cm">
          <draw:text-box>
            <text:p text:style-name="P1"><text:span text:style-name="T10">Официально <text:s/></text:span></text:p>
          </draw:text-box>
        </draw:frame>
        <draw:frame draw:style-name="gr66" draw:text-style-name="P9" draw:layer="layout" svg:width="1.412cm" svg:height="0.321cm" svg:x="6.846cm" svg:y="18.257cm">
          <draw:text-box>
            <text:p text:style-name="P1"><text:span text:style-name="T10">Должность </text:span></text:p>
          </draw:text-box>
        </draw:frame>
        <draw:polygon draw:style-name="gr9" draw:text-style-name="P8" draw:layer="layout" svg:width="0.051cm" svg:height="0.017cm" svg:x="0.508cm" svg:y="18.178cm" svg:viewBox="0 0 52 18" draw:points="0,0 52,0 52,18 0,18">
          <text:p/>
        </draw:polygon>
        <draw:polygon draw:style-name="gr9" draw:text-style-name="P8" draw:layer="layout" svg:width="4.615cm" svg:height="0.017cm" svg:x="0.558cm" svg:y="18.178cm" svg:viewBox="0 0 4616 18" draw:points="0,0 4616,0 4616,18 0,18">
          <text:p/>
        </draw:polygon>
        <draw:polygon draw:style-name="gr9" draw:text-style-name="P8" draw:layer="layout" svg:width="0.017cm" svg:height="0.017cm" svg:x="5.173cm" svg:y="18.178cm" svg:viewBox="0 0 18 18" draw:points="0,0 18,0 18,18 0,18">
          <text:p/>
        </draw:polygon>
        <draw:polygon draw:style-name="gr9" draw:text-style-name="P8" draw:layer="layout" svg:width="4.622cm" svg:height="0.017cm" svg:x="5.19cm" svg:y="18.178cm" svg:viewBox="0 0 4623 18" draw:points="0,0 4623,0 4623,18 0,18">
          <text:p/>
        </draw:polygon>
        <draw:polygon draw:style-name="gr9" draw:text-style-name="P8" draw:layer="layout" svg:width="0.017cm" svg:height="0.017cm" svg:x="9.812cm" svg:y="18.178cm" svg:viewBox="0 0 18 18" draw:points="0,0 18,0 18,18 0,18">
          <text:p/>
        </draw:polygon>
        <draw:polygon draw:style-name="gr9" draw:text-style-name="P8" draw:layer="layout" svg:width="10.465cm" svg:height="0.017cm" svg:x="9.829cm" svg:y="18.178cm" svg:viewBox="0 0 10466 18" draw:points="0,0 10466,0 10466,18 0,18">
          <text:p/>
        </draw:polygon>
        <draw:polygon draw:style-name="gr9" draw:text-style-name="P8" draw:layer="layout" svg:width="0.017cm" svg:height="0.017cm" svg:x="20.294cm" svg:y="18.178cm" svg:viewBox="0 0 18 18" draw:points="0,0 18,0 18,18 0,18">
          <text:p/>
        </draw:polygon>
        <draw:polygon draw:style-name="gr9" draw:text-style-name="P8" draw:layer="layout" svg:width="0.051cm" svg:height="0.364cm" svg:x="0.508cm" svg:y="18.195cm" svg:viewBox="0 0 52 365" draw:points="0,0 52,0 52,365 0,365">
          <text:p/>
        </draw:polygon>
        <draw:polygon draw:style-name="gr9" draw:text-style-name="P8" draw:layer="layout" svg:width="0.017cm" svg:height="0.364cm" svg:x="5.173cm" svg:y="18.195cm" svg:viewBox="0 0 18 365" draw:points="0,0 18,0 18,365 0,365">
          <text:p/>
        </draw:polygon>
        <draw:polygon draw:style-name="gr9" draw:text-style-name="P8" draw:layer="layout" svg:width="0.017cm" svg:height="0.364cm" svg:x="9.812cm" svg:y="18.195cm" svg:viewBox="0 0 18 365" draw:points="0,0 18,0 18,365 0,365">
          <text:p/>
        </draw:polygon>
        <draw:polygon draw:style-name="gr9" draw:text-style-name="P8" draw:layer="layout" svg:width="0.017cm" svg:height="0.364cm" svg:x="20.294cm" svg:y="18.195cm" svg:viewBox="0 0 18 365" draw:points="0,0 18,0 18,365 0,365">
          <text:p/>
        </draw:polygon>
        <draw:frame draw:style-name="gr67" draw:text-style-name="P9" draw:layer="layout" svg:width="2.106cm" svg:height="0.321cm" svg:x="14.053cm" svg:y="18.257cm">
          <draw:text-box>
            <text:p text:style-name="P1"><text:span text:style-name="T9">Об учреждении </text:span></text:p>
          </draw:text-box>
        </draw:frame>
        <draw:frame draw:style-name="gr14" draw:text-style-name="P9" draw:layer="layout" svg:width="0.321cm" svg:height="0.321cm" svg:x="2.862cm" svg:y="19.189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5.395cm" svg:y="19.189cm">
          <draw:text-box>
            <text:p text:style-name="P1"><text:span text:style-name="T10"><text:s/></text:span></text:p>
          </draw:text-box>
        </draw:frame>
        <draw:frame draw:style-name="gr68" draw:text-style-name="P11" draw:layer="layout" svg:width="10.15cm" svg:height="1.506cm" svg:x="10cm" svg:y="18.702cm">
          <draw:text-box>
            <text:p text:style-name="P1"><text:span text:style-name="T10"><text:s text:c="4"/></text:span><text:span text:style-name="T10">ОсОО “Navis IT academy” открылся в 2021-г. Вид деятельности:3х месячные</text:span></text:p>
            <text:p text:style-name="P1"><text:span text:style-name="T10"><text:tab/></text:span><text:span text:style-name="T10"> <text:s text:c="7"/></text:span><text:span text:style-name="T10">курсы по программированию по двум направлениям <text:s/></text:span></text:p>
            <text:p text:style-name="P1"><text:span text:style-name="T10"><text:tab/></text:span><text:span text:style-name="T10"><text:tab/></text:span><text:span text:style-name="T10"><text:tab/></text:span><text:span text:style-name="T10">1. <text:s text:c="2"/>Python </text:span></text:p>
            <text:p text:style-name="P1"><text:span text:style-name="T10"><text:s text:c="47"/></text:span><text:span text:style-name="T10"><text:tab/></text:span></text:p>
            <text:p text:style-name="P1"><text:span text:style-name="T10"><text:s/></text:span></text:p>
          </draw:text-box>
        </draw:frame>
        <draw:frame draw:style-name="gr69" draw:text-style-name="P9" draw:layer="layout" svg:width="0.321cm" svg:height="0.361cm" svg:x="14.869cm" svg:y="19.309cm">
          <draw:text-box>
            <text:p text:style-name="P1"><text:span text:style-name="T18"><text:s/></text:span></text:p>
          </draw:text-box>
        </draw:frame>
        <draw:frame draw:style-name="gr14" draw:text-style-name="P9" draw:layer="layout" svg:width="0.321cm" svg:height="0.321cm" svg:x="15.286cm" svg:y="19.366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0.051cm" svg:height="0.017cm" svg:x="0.508cm" svg:y="18.559cm" svg:viewBox="0 0 52 18" draw:points="0,0 52,0 52,18 0,18">
          <text:p/>
        </draw:polygon>
        <draw:polygon draw:style-name="gr9" draw:text-style-name="P8" draw:layer="layout" svg:width="4.615cm" svg:height="0.017cm" svg:x="0.558cm" svg:y="18.559cm" svg:viewBox="0 0 4616 18" draw:points="0,0 4616,0 4616,18 0,18">
          <text:p/>
        </draw:polygon>
        <draw:polygon draw:style-name="gr9" draw:text-style-name="P8" draw:layer="layout" svg:width="0.017cm" svg:height="0.017cm" svg:x="5.173cm" svg:y="18.559cm" svg:viewBox="0 0 18 18" draw:points="0,0 18,0 18,18 0,18">
          <text:p/>
        </draw:polygon>
        <draw:polygon draw:style-name="gr9" draw:text-style-name="P8" draw:layer="layout" svg:width="4.622cm" svg:height="0.017cm" svg:x="5.19cm" svg:y="18.559cm" svg:viewBox="0 0 4623 18" draw:points="0,0 4623,0 4623,18 0,18">
          <text:p/>
        </draw:polygon>
        <draw:polygon draw:style-name="gr9" draw:text-style-name="P8" draw:layer="layout" svg:width="0.017cm" svg:height="0.017cm" svg:x="9.812cm" svg:y="18.559cm" svg:viewBox="0 0 18 18" draw:points="0,0 18,0 18,18 0,18">
          <text:p/>
        </draw:polygon>
        <draw:polygon draw:style-name="gr9" draw:text-style-name="P8" draw:layer="layout" svg:width="10.465cm" svg:height="0.017cm" svg:x="9.829cm" svg:y="18.559cm" svg:viewBox="0 0 10466 18" draw:points="0,0 10466,0 10466,18 0,18">
          <text:p/>
        </draw:polygon>
        <draw:polygon draw:style-name="gr9" draw:text-style-name="P8" draw:layer="layout" svg:width="0.017cm" svg:height="0.017cm" svg:x="20.294cm" svg:y="18.559cm" svg:viewBox="0 0 18 18" draw:points="0,0 18,0 18,18 0,18">
          <text:p/>
        </draw:polygon>
        <draw:polygon draw:style-name="gr9" draw:text-style-name="P8" draw:layer="layout" svg:width="0.051cm" svg:height="1.456cm" svg:x="0.508cm" svg:y="18.576cm" svg:viewBox="0 0 52 1457" draw:points="0,0 52,0 52,1457 0,1457">
          <text:p/>
        </draw:polygon>
        <draw:polygon draw:style-name="gr9" draw:text-style-name="P8" draw:layer="layout" svg:width="0.017cm" svg:height="1.456cm" svg:x="5.173cm" svg:y="18.576cm" svg:viewBox="0 0 18 1457" draw:points="0,0 18,0 18,1457 0,1457">
          <text:p/>
        </draw:polygon>
        <draw:polygon draw:style-name="gr9" draw:text-style-name="P8" draw:layer="layout" svg:width="0.017cm" svg:height="1.456cm" svg:x="9.812cm" svg:y="18.576cm" svg:viewBox="0 0 18 1457" draw:points="0,0 18,0 18,1457 0,1457">
          <text:p/>
        </draw:polygon>
        <draw:polygon draw:style-name="gr9" draw:text-style-name="P8" draw:layer="layout" svg:width="0.017cm" svg:height="1.456cm" svg:x="20.294cm" svg:y="18.576cm" svg:viewBox="0 0 18 1457" draw:points="0,0 18,0 18,1457 0,1457">
          <text:p/>
        </draw:polygon>
        <draw:polygon draw:style-name="gr28" draw:text-style-name="P13" draw:layer="layout" svg:width="19.711cm" svg:height="2.55cm" svg:x="0.558cm" svg:y="20.057cm" svg:viewBox="0 0 19712 2551" draw:points="0,0 19712,0 19712,2551 0,2551">
          <text:p/>
        </draw:polygon>
        <draw:polygon draw:style-name="gr28" draw:text-style-name="P13" draw:layer="layout" svg:width="19.38cm" svg:height="0.364cm" svg:x="0.728cm" svg:y="20.057cm" svg:viewBox="0 0 19381 365" draw:points="0,0 19381,0 19381,365 0,365">
          <text:p/>
        </draw:polygon>
        <draw:frame draw:style-name="gr70" draw:text-style-name="P9" draw:layer="layout" svg:width="3.52cm" svg:height="0.321cm" svg:x="11.278cm" svg:y="19.73cm">
          <draw:text-box>
            <text:p text:style-name="P1"><text:span text:style-name="T10"><text:s text:c="48"/></text:span></text:p>
          </draw:text-box>
        </draw:frame>
        <draw:polygon draw:style-name="gr9" draw:text-style-name="P8" draw:layer="layout" svg:width="4.089cm" svg:height="0.027cm" svg:x="0.728cm" svg:y="20.387cm" svg:viewBox="0 0 4090 28" draw:points="0,0 4090,0 4090,28 0,28">
          <text:p/>
        </draw:polygon>
        <draw:polygon draw:style-name="gr28" draw:text-style-name="P13" draw:layer="layout" svg:width="19.38cm" svg:height="0.364cm" svg:x="0.728cm" svg:y="20.421cm" svg:viewBox="0 0 19381 365" draw:points="0,0 19381,0 19381,365 0,365">
          <text:p/>
        </draw:polygon>
        <draw:frame draw:style-name="gr71" draw:text-style-name="P15" draw:layer="layout" svg:width="4.438cm" svg:height="0.321cm" svg:x="0.808cm" svg:y="20.12cm">
          <draw:text-box>
            <text:p text:style-name="P1"><text:span text:style-name="T19">Функциональные обязанности</text:span><text:span text:style-name="T20">: </text:span></text:p>
          </draw:text-box>
        </draw:frame>
        <draw:polygon draw:style-name="gr28" draw:text-style-name="P13" draw:layer="layout" svg:width="19.38cm" svg:height="0.364cm" svg:x="0.728cm" svg:y="20.785cm" svg:viewBox="0 0 19381 365" draw:points="0,0 19381,0 19381,365 0,365">
          <text:p/>
        </draw:polygon>
        <draw:frame draw:style-name="gr14" draw:text-style-name="P15" draw:layer="layout" svg:width="0.321cm" svg:height="0.321cm" svg:x="0.808cm" svg:y="20.484cm">
          <draw:text-box>
            <text:p text:style-name="P1"><text:span text:style-name="T20"><text:s/></text:span></text:p>
          </draw:text-box>
        </draw:frame>
        <draw:frame draw:style-name="gr69" draw:text-style-name="P9" draw:layer="layout" svg:width="0.321cm" svg:height="0.361cm" svg:x="1.613cm" svg:y="20.791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8cm" svg:height="0.364cm" svg:x="0.728cm" svg:y="21.149cm" svg:viewBox="0 0 19381 365" draw:points="0,0 19381,0 19381,365 0,365">
          <text:p/>
        </draw:polygon>
        <draw:frame draw:style-name="gr14" draw:text-style-name="P9" draw:layer="layout" svg:width="0.321cm" svg:height="0.321cm" svg:x="1.998cm" svg:y="20.848cm">
          <draw:text-box>
            <text:p text:style-name="P1"><text:span text:style-name="T10"><text:s text:c="2"/></text:span></text:p>
          </draw:text-box>
        </draw:frame>
        <draw:frame draw:style-name="gr69" draw:text-style-name="P9" draw:layer="layout" svg:width="0.321cm" svg:height="0.361cm" svg:x="1.613cm" svg:y="21.155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8cm" svg:height="0.366cm" svg:x="0.728cm" svg:y="21.514cm" svg:viewBox="0 0 19381 367" draw:points="0,0 19381,0 19381,367 0,367">
          <text:p/>
        </draw:polygon>
        <draw:frame draw:style-name="gr14" draw:text-style-name="P9" draw:layer="layout" svg:width="0.321cm" svg:height="0.321cm" svg:x="1.998cm" svg:y="21.212cm">
          <draw:text-box>
            <text:p text:style-name="P1"><text:span text:style-name="T10"><text:s/></text:span></text:p>
          </draw:text-box>
        </draw:frame>
        <draw:frame draw:style-name="gr69" draw:text-style-name="P9" draw:layer="layout" svg:width="0.321cm" svg:height="0.361cm" svg:x="1.613cm" svg:y="21.519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8cm" svg:height="0.364cm" svg:x="0.9cm" svg:y="20.885cm" svg:viewBox="0 0 19381 365" draw:points="0,0 19381,0 19381,365 0,365">
          <text:p/>
        </draw:polygon>
        <draw:frame draw:style-name="gr14" draw:text-style-name="P9" draw:layer="layout" svg:width="0.321cm" svg:height="0.321cm" svg:x="1.998cm" svg:y="21.576cm">
          <draw:text-box>
            <text:p text:style-name="P1"><text:span text:style-name="T10"><text:s/></text:span></text:p>
          </draw:text-box>
        </draw:frame>
        <draw:frame draw:style-name="gr69" draw:text-style-name="P9" draw:layer="layout" svg:width="0.321cm" svg:height="0.361cm" svg:x="1.613cm" svg:y="21.883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8cm" svg:height="0.364cm" svg:x="0.728cm" svg:y="22.242cm" svg:viewBox="0 0 19381 365" draw:points="0,0 19381,0 19381,365 0,365">
          <text:p/>
        </draw:polygon>
        <draw:frame draw:style-name="gr14" draw:text-style-name="P9" draw:layer="layout" svg:width="0.321cm" svg:height="0.321cm" svg:x="1.998cm" svg:y="21.94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0.051cm" svg:height="0.017cm" svg:x="0.508cm" svg:y="20.032cm" svg:viewBox="0 0 52 18" draw:points="0,0 52,0 52,18 0,18">
          <text:p/>
        </draw:polygon>
        <draw:polygon draw:style-name="gr9" draw:text-style-name="P8" draw:layer="layout" svg:width="4.615cm" svg:height="0.017cm" svg:x="0.558cm" svg:y="20.032cm" svg:viewBox="0 0 4616 18" draw:points="0,0 4616,0 4616,18 0,18">
          <text:p/>
        </draw:polygon>
        <draw:polygon draw:style-name="gr9" draw:text-style-name="P8" draw:layer="layout" svg:width="0.017cm" svg:height="0.017cm" svg:x="5.173cm" svg:y="20.032cm" svg:viewBox="0 0 18 18" draw:points="0,0 18,0 18,18 0,18">
          <text:p/>
        </draw:polygon>
        <draw:polygon draw:style-name="gr9" draw:text-style-name="P8" draw:layer="layout" svg:width="4.622cm" svg:height="0.017cm" svg:x="5.19cm" svg:y="20.032cm" svg:viewBox="0 0 4623 18" draw:points="0,0 4623,0 4623,18 0,18">
          <text:p/>
        </draw:polygon>
        <draw:polygon draw:style-name="gr9" draw:text-style-name="P8" draw:layer="layout" svg:width="0.017cm" svg:height="0.017cm" svg:x="9.812cm" svg:y="20.032cm" svg:viewBox="0 0 18 18" draw:points="0,0 18,0 18,18 0,18">
          <text:p/>
        </draw:polygon>
        <draw:polygon draw:style-name="gr9" draw:text-style-name="P8" draw:layer="layout" svg:width="10.448cm" svg:height="0.017cm" svg:x="9.829cm" svg:y="20.032cm" svg:viewBox="0 0 10449 18" draw:points="0,0 10449,0 10449,18 0,18">
          <text:p/>
        </draw:polygon>
        <draw:polygon draw:style-name="gr9" draw:text-style-name="P8" draw:layer="layout" svg:width="0.017cm" svg:height="0.017cm" svg:x="20.277cm" svg:y="20.032cm" svg:viewBox="0 0 18 18" draw:points="0,0 18,0 18,18 0,18">
          <text:p/>
        </draw:polygon>
        <draw:polygon draw:style-name="gr9" draw:text-style-name="P8" draw:layer="layout" svg:width="0.034cm" svg:height="0.017cm" svg:x="20.294cm" svg:y="20.032cm" svg:viewBox="0 0 35 18" draw:points="0,0 35,0 35,18 0,18">
          <text:p/>
        </draw:polygon>
        <draw:polygon draw:style-name="gr9" draw:text-style-name="P8" draw:layer="layout" svg:width="0.051cm" svg:height="2.557cm" svg:x="0.508cm" svg:y="20.049cm" svg:viewBox="0 0 52 2558" draw:points="0,0 52,0 52,2558 0,2558">
          <text:p/>
        </draw:polygon>
        <draw:polygon draw:style-name="gr9" draw:text-style-name="P8" draw:layer="layout" svg:width="19.77cm" svg:height="0.017cm" svg:x="0.508cm" svg:y="22.606cm" svg:viewBox="0 0 19771 18" draw:points="0,0 19771,0 19771,18 0,18">
          <text:p/>
        </draw:polygon>
        <draw:polygon draw:style-name="gr9" draw:text-style-name="P8" draw:layer="layout" svg:width="0.051cm" svg:height="2.557cm" svg:x="20.277cm" svg:y="20.049cm" svg:viewBox="0 0 52 2558" draw:points="0,0 52,0 52,2558 0,2558">
          <text:p/>
        </draw:polygon>
        <draw:polygon draw:style-name="gr9" draw:text-style-name="P8" draw:layer="layout" svg:width="0.051cm" svg:height="0.017cm" svg:x="20.277cm" svg:y="22.606cm" svg:viewBox="0 0 52 18" draw:points="0,0 52,0 52,18 0,18">
          <text:p/>
        </draw:polygon>
        <draw:polygon draw:style-name="gr9" draw:text-style-name="P8" draw:layer="layout" svg:width="0.05cm" svg:height="0.017cm" svg:x="0.474cm" svg:y="15.646cm" svg:viewBox="0 0 51 18" draw:points="0,0 51,0 51,18 0,18">
          <text:p/>
        </draw:polygon>
        <draw:polygon draw:style-name="gr9" draw:text-style-name="P8" draw:layer="layout" svg:width="0.017cm" svg:height="0.017cm" svg:x="0.524cm" svg:y="15.646cm" svg:viewBox="0 0 18 18" draw:points="0,0 18,0 18,18 0,18">
          <text:p/>
        </draw:polygon>
        <draw:polygon draw:style-name="gr9" draw:text-style-name="P8" draw:layer="layout" svg:width="3.684cm" svg:height="0.017cm" svg:x="0.541cm" svg:y="15.646cm" svg:viewBox="0 0 3685 18" draw:points="0,0 3685,0 3685,18 0,18">
          <text:p/>
        </draw:polygon>
        <draw:polygon draw:style-name="gr9" draw:text-style-name="P8" draw:layer="layout" svg:width="0.017cm" svg:height="0.017cm" svg:x="4.224cm" svg:y="15.646cm" svg:viewBox="0 0 18 18" draw:points="0,0 18,0 18,18 0,18">
          <text:p/>
        </draw:polygon>
        <draw:polygon draw:style-name="gr9" draw:text-style-name="P8" draw:layer="layout" svg:width="7.993cm" svg:height="0.017cm" svg:x="4.241cm" svg:y="15.646cm" svg:viewBox="0 0 7994 18" draw:points="0,0 7994,0 7994,18 0,18">
          <text:p/>
        </draw:polygon>
        <draw:polygon draw:style-name="gr9" draw:text-style-name="P8" draw:layer="layout" svg:width="0.017cm" svg:height="0.017cm" svg:x="12.234cm" svg:y="15.646cm" svg:viewBox="0 0 18 18" draw:points="0,0 18,0 18,18 0,18">
          <text:p/>
        </draw:polygon>
        <draw:polygon draw:style-name="gr9" draw:text-style-name="P8" draw:layer="layout" svg:width="3.674cm" svg:height="0.017cm" svg:x="12.251cm" svg:y="15.646cm" svg:viewBox="0 0 3675 18" draw:points="0,0 3675,0 3675,18 0,18">
          <text:p/>
        </draw:polygon>
        <draw:polygon draw:style-name="gr9" draw:text-style-name="P8" draw:layer="layout" svg:width="0.017cm" svg:height="0.017cm" svg:x="15.925cm" svg:y="15.646cm" svg:viewBox="0 0 18 18" draw:points="0,0 18,0 18,18 0,18">
          <text:p/>
        </draw:polygon>
        <draw:polygon draw:style-name="gr9" draw:text-style-name="P8" draw:layer="layout" svg:width="4.318cm" svg:height="0.017cm" svg:x="15.942cm" svg:y="15.646cm" svg:viewBox="0 0 4319 18" draw:points="0,0 4319,0 4319,18 0,18">
          <text:p/>
        </draw:polygon>
        <draw:polygon draw:style-name="gr9" draw:text-style-name="P8" draw:layer="layout" svg:width="0.017cm" svg:height="0.017cm" svg:x="20.26cm" svg:y="15.646cm" svg:viewBox="0 0 18 18" draw:points="0,0 18,0 18,18 0,18">
          <text:p/>
        </draw:polygon>
        <draw:polygon draw:style-name="gr9" draw:text-style-name="P8" draw:layer="layout" svg:width="0.016cm" svg:height="6.96cm" svg:x="0.491cm" svg:y="15.663cm" svg:viewBox="0 0 17 6961" draw:points="0,0 17,0 17,6961 0,6961">
          <text:p/>
        </draw:polygon>
        <draw:polygon draw:style-name="gr9" draw:text-style-name="P8" draw:layer="layout" svg:width="0.017cm" svg:height="6.96cm" svg:x="20.26cm" svg:y="15.663cm" svg:viewBox="0 0 18 6961" draw:points="0,0 18,0 18,6961 0,6961">
          <text:p/>
        </draw:polygon>
        <draw:frame draw:style-name="gr14" draw:text-style-name="P9" draw:layer="layout" svg:width="0.321cm" svg:height="0.321cm" svg:x="1.998cm" svg:y="22.304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0.686cm" svg:y="22.88cm">
          <draw:text-box>
            <text:p text:style-name="P1"><text:span text:style-name="T9"><text:s/></text:span></text:p>
          </draw:text-box>
        </draw:frame>
        <draw:frame draw:style-name="gr14" draw:text-style-name="P9" draw:layer="layout" svg:width="0.321cm" svg:height="0.321cm" svg:x="0.686cm" svg:y="23.244cm">
          <draw:text-box>
            <text:p text:style-name="P1"><text:span text:style-name="T16"><text:s/></text:span></text:p>
          </draw:text-box>
        </draw:frame>
        <draw:frame draw:style-name="gr14" draw:text-style-name="P9" draw:layer="layout" svg:width="0.321cm" svg:height="0.321cm" svg:x="5.69cm" svg:y="22.702cm">
          <draw:text-box>
            <text:p text:style-name="P1"><text:span text:style-name="T9"><text:s/></text:span></text:p>
          </draw:text-box>
        </draw:frame>
        <draw:polygon draw:style-name="gr9" draw:text-style-name="P8" draw:layer="layout" svg:width="0.016cm" svg:height="0.017cm" svg:x="0.491cm" svg:y="22.623cm" svg:viewBox="0 0 17 18" draw:points="0,0 17,0 17,18 0,18">
          <text:p/>
        </draw:polygon>
        <draw:polygon draw:style-name="gr9" draw:text-style-name="P8" draw:layer="layout" svg:width="4.979cm" svg:height="0.017cm" svg:x="0.508cm" svg:y="22.623cm" svg:viewBox="0 0 4980 18" draw:points="0,0 4980,0 4980,18 0,18">
          <text:p/>
        </draw:polygon>
        <draw:polygon draw:style-name="gr9" draw:text-style-name="P8" draw:layer="layout" svg:width="0.017cm" svg:height="0.017cm" svg:x="5.486cm" svg:y="22.623cm" svg:viewBox="0 0 18 18" draw:points="0,0 18,0 18,18 0,18">
          <text:p/>
        </draw:polygon>
        <draw:polygon draw:style-name="gr9" draw:text-style-name="P8" draw:layer="layout" svg:width="14.757cm" svg:height="0.017cm" svg:x="5.503cm" svg:y="22.623cm" svg:viewBox="0 0 14758 18" draw:points="0,0 14758,0 14758,18 0,18">
          <text:p/>
        </draw:polygon>
        <draw:polygon draw:style-name="gr9" draw:text-style-name="P8" draw:layer="layout" svg:width="0.017cm" svg:height="0.017cm" svg:x="20.26cm" svg:y="22.623cm" svg:viewBox="0 0 18 18" draw:points="0,0 18,0 18,18 0,18">
          <text:p/>
        </draw:polygon>
        <draw:polygon draw:style-name="gr9" draw:text-style-name="P8" draw:layer="layout" svg:width="0.016cm" svg:height="1.092cm" svg:x="0.491cm" svg:y="22.64cm" svg:viewBox="0 0 17 1093" draw:points="0,0 17,0 17,1093 0,1093">
          <text:p/>
        </draw:polygon>
        <draw:polygon draw:style-name="gr9" draw:text-style-name="P8" draw:layer="layout" svg:width="0.017cm" svg:height="1.092cm" svg:x="5.486cm" svg:y="22.64cm" svg:viewBox="0 0 18 1093" draw:points="0,0 18,0 18,1093 0,1093">
          <text:p/>
        </draw:polygon>
        <draw:polygon draw:style-name="gr9" draw:text-style-name="P8" draw:layer="layout" svg:width="0.017cm" svg:height="1.092cm" svg:x="20.26cm" svg:y="22.64cm" svg:viewBox="0 0 18 1093" draw:points="0,0 18,0 18,1093 0,1093">
          <text:p/>
        </draw:polygon>
        <draw:frame draw:style-name="gr14" draw:text-style-name="P9" draw:layer="layout" svg:width="0.321cm" svg:height="0.321cm" svg:x="12.885cm" svg:y="23.43cm">
          <draw:text-box>
            <text:p text:style-name="P1"><text:span text:style-name="T9"><text:s/></text:span></text:p>
          </draw:text-box>
        </draw:frame>
        <draw:frame draw:style-name="gr65" draw:text-style-name="P9" draw:layer="layout" svg:width="1.746cm" svg:height="0.321cm" svg:x="2.207cm" svg:y="23.811cm">
          <draw:text-box>
            <text:p text:style-name="P1"><text:span text:style-name="T10">Официально <text:s/></text:span></text:p>
          </draw:text-box>
        </draw:frame>
        <draw:frame draw:style-name="gr66" draw:text-style-name="P9" draw:layer="layout" svg:width="1.412cm" svg:height="0.321cm" svg:x="7.409cm" svg:y="23.811cm">
          <draw:text-box>
            <text:p text:style-name="P1"><text:span text:style-name="T10">Должность </text:span></text:p>
          </draw:text-box>
        </draw:frame>
        <draw:polygon draw:style-name="gr9" draw:text-style-name="P8" draw:layer="layout" svg:width="0.016cm" svg:height="0.017cm" svg:x="0.491cm" svg:y="23.732cm" svg:viewBox="0 0 17 18" draw:points="0,0 17,0 17,18 0,18">
          <text:p/>
        </draw:polygon>
        <draw:polygon draw:style-name="gr9" draw:text-style-name="P8" draw:layer="layout" svg:width="4.979cm" svg:height="0.017cm" svg:x="0.508cm" svg:y="23.732cm" svg:viewBox="0 0 4980 18" draw:points="0,0 4980,0 4980,18 0,18">
          <text:p/>
        </draw:polygon>
        <draw:polygon draw:style-name="gr9" draw:text-style-name="P8" draw:layer="layout" svg:width="0.017cm" svg:height="0.017cm" svg:x="5.486cm" svg:y="23.732cm" svg:viewBox="0 0 18 18" draw:points="0,0 18,0 18,18 0,18">
          <text:p/>
        </draw:polygon>
        <draw:polygon draw:style-name="gr9" draw:text-style-name="P8" draw:layer="layout" svg:width="5.122cm" svg:height="0.017cm" svg:x="5.503cm" svg:y="23.732cm" svg:viewBox="0 0 5123 18" draw:points="0,0 5123,0 5123,18 0,18">
          <text:p/>
        </draw:polygon>
        <draw:polygon draw:style-name="gr9" draw:text-style-name="P8" draw:layer="layout" svg:width="0.017cm" svg:height="0.017cm" svg:x="10.625cm" svg:y="23.732cm" svg:viewBox="0 0 18 18" draw:points="0,0 18,0 18,18 0,18">
          <text:p/>
        </draw:polygon>
        <draw:polygon draw:style-name="gr9" draw:text-style-name="P8" draw:layer="layout" svg:width="9.618cm" svg:height="0.017cm" svg:x="10.642cm" svg:y="23.732cm" svg:viewBox="0 0 9619 18" draw:points="0,0 9619,0 9619,18 0,18">
          <text:p/>
        </draw:polygon>
        <draw:polygon draw:style-name="gr9" draw:text-style-name="P8" draw:layer="layout" svg:width="0.017cm" svg:height="0.017cm" svg:x="20.26cm" svg:y="23.732cm" svg:viewBox="0 0 18 18" draw:points="0,0 18,0 18,18 0,18">
          <text:p/>
        </draw:polygon>
        <draw:polygon draw:style-name="gr9" draw:text-style-name="P8" draw:layer="layout" svg:width="0.016cm" svg:height="0.77cm" svg:x="0.491cm" svg:y="23.749cm" svg:viewBox="0 0 17 771" draw:points="0,0 17,0 17,771 0,771">
          <text:p/>
        </draw:polygon>
        <draw:polygon draw:style-name="gr9" draw:text-style-name="P8" draw:layer="layout" svg:width="0.017cm" svg:height="0.77cm" svg:x="5.486cm" svg:y="23.749cm" svg:viewBox="0 0 18 771" draw:points="0,0 18,0 18,771 0,771">
          <text:p/>
        </draw:polygon>
        <draw:polygon draw:style-name="gr9" draw:text-style-name="P8" draw:layer="layout" svg:width="0.017cm" svg:height="0.77cm" svg:x="10.625cm" svg:y="23.749cm" svg:viewBox="0 0 18 771" draw:points="0,0 18,0 18,771 0,771">
          <text:p/>
        </draw:polygon>
        <draw:polygon draw:style-name="gr9" draw:text-style-name="P8" draw:layer="layout" svg:width="0.017cm" svg:height="0.77cm" svg:x="20.26cm" svg:y="23.749cm" svg:viewBox="0 0 18 771" draw:points="0,0 18,0 18,771 0,771">
          <text:p/>
        </draw:polygon>
        <draw:frame draw:style-name="gr72" draw:text-style-name="P9" draw:layer="layout" svg:width="4.443cm" svg:height="0.321cm" svg:x="13.372cm" svg:y="23.811cm">
          <draw:text-box>
            <text:p text:style-name="P1"><text:span text:style-name="T9">Ответственный по общежитиям <text:s text:c="2"/></text:span></text:p>
          </draw:text-box>
        </draw:frame>
        <draw:frame draw:style-name="gr14" draw:text-style-name="P9" draw:layer="layout" svg:width="0.321cm" svg:height="0.321cm" svg:x="2.996cm" svg:y="25.327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7.407cm" svg:y="25.327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11.293cm" svg:y="24.599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10.833cm" svg:y="24.963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11.144cm" svg:y="25.327cm">
          <draw:text-box>
            <text:p text:style-name="P1"><text:span text:style-name="T10"><text:s/></text:span></text:p>
          </draw:text-box>
        </draw:frame>
        <draw:frame draw:style-name="gr14" draw:text-style-name="P9" draw:layer="layout" svg:width="0.321cm" svg:height="0.321cm" svg:x="10.925cm" svg:y="25.691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0.016cm" svg:height="0.018cm" svg:x="0.491cm" svg:y="24.519cm" svg:viewBox="0 0 17 19" draw:points="0,0 17,0 17,19 0,19">
          <text:p/>
        </draw:polygon>
        <draw:polygon draw:style-name="gr9" draw:text-style-name="P8" draw:layer="layout" svg:width="4.979cm" svg:height="0.018cm" svg:x="0.508cm" svg:y="24.519cm" svg:viewBox="0 0 4980 19" draw:points="0,0 4980,0 4980,19 0,19">
          <text:p/>
        </draw:polygon>
        <draw:polygon draw:style-name="gr9" draw:text-style-name="P8" draw:layer="layout" svg:width="0.017cm" svg:height="0.018cm" svg:x="5.486cm" svg:y="24.519cm" svg:viewBox="0 0 18 19" draw:points="0,0 18,0 18,19 0,19">
          <text:p/>
        </draw:polygon>
        <draw:polygon draw:style-name="gr9" draw:text-style-name="P8" draw:layer="layout" svg:width="5.122cm" svg:height="0.018cm" svg:x="5.503cm" svg:y="24.519cm" svg:viewBox="0 0 5123 19" draw:points="0,0 5123,0 5123,19 0,19">
          <text:p/>
        </draw:polygon>
        <draw:polygon draw:style-name="gr9" draw:text-style-name="P8" draw:layer="layout" svg:width="0.017cm" svg:height="0.018cm" svg:x="10.625cm" svg:y="24.519cm" svg:viewBox="0 0 18 19" draw:points="0,0 18,0 18,19 0,19">
          <text:p/>
        </draw:polygon>
        <draw:polygon draw:style-name="gr9" draw:text-style-name="P8" draw:layer="layout" svg:width="9.618cm" svg:height="0.018cm" svg:x="10.642cm" svg:y="24.519cm" svg:viewBox="0 0 9619 19" draw:points="0,0 9619,0 9619,19 0,19">
          <text:p/>
        </draw:polygon>
        <draw:polygon draw:style-name="gr9" draw:text-style-name="P8" draw:layer="layout" svg:width="0.017cm" svg:height="0.018cm" svg:x="20.26cm" svg:y="24.519cm" svg:viewBox="0 0 18 19" draw:points="0,0 18,0 18,19 0,19">
          <text:p/>
        </draw:polygon>
        <draw:polygon draw:style-name="gr9" draw:text-style-name="P8" draw:layer="layout" svg:width="0.016cm" svg:height="1.82cm" svg:x="0.491cm" svg:y="24.536cm" svg:viewBox="0 0 17 1821" draw:points="0,0 17,0 17,1821 0,1821">
          <text:p/>
        </draw:polygon>
        <draw:polygon draw:style-name="gr9" draw:text-style-name="P8" draw:layer="layout" svg:width="0.016cm" svg:height="0.017cm" svg:x="0.491cm" svg:y="26.356cm" svg:viewBox="0 0 17 18" draw:points="0,0 17,0 17,18 0,18">
          <text:p/>
        </draw:polygon>
        <draw:polygon draw:style-name="gr9" draw:text-style-name="P8" draw:layer="layout" svg:width="0.016cm" svg:height="0.017cm" svg:x="0.491cm" svg:y="26.356cm" svg:viewBox="0 0 17 18" draw:points="0,0 17,0 17,18 0,18">
          <text:p/>
        </draw:polygon>
        <draw:polygon draw:style-name="gr9" draw:text-style-name="P8" draw:layer="layout" svg:width="4.979cm" svg:height="0.017cm" svg:x="0.508cm" svg:y="26.356cm" svg:viewBox="0 0 4980 18" draw:points="0,0 4980,0 4980,18 0,18">
          <text:p/>
        </draw:polygon>
        <draw:polygon draw:style-name="gr9" draw:text-style-name="P8" draw:layer="layout" svg:width="0.017cm" svg:height="1.82cm" svg:x="5.486cm" svg:y="24.536cm" svg:viewBox="0 0 18 1821" draw:points="0,0 18,0 18,1821 0,1821">
          <text:p/>
        </draw:polygon>
        <draw:polygon draw:style-name="gr9" draw:text-style-name="P8" draw:layer="layout" svg:width="0.017cm" svg:height="0.017cm" svg:x="5.486cm" svg:y="26.356cm" svg:viewBox="0 0 18 18" draw:points="0,0 18,0 18,18 0,18">
          <text:p/>
        </draw:polygon>
        <draw:polygon draw:style-name="gr9" draw:text-style-name="P8" draw:layer="layout" svg:width="5.122cm" svg:height="0.017cm" svg:x="5.503cm" svg:y="26.356cm" svg:viewBox="0 0 5123 18" draw:points="0,0 5123,0 5123,18 0,18">
          <text:p/>
        </draw:polygon>
        <draw:polygon draw:style-name="gr9" draw:text-style-name="P8" draw:layer="layout" svg:width="0.017cm" svg:height="1.82cm" svg:x="10.625cm" svg:y="24.536cm" svg:viewBox="0 0 18 1821" draw:points="0,0 18,0 18,1821 0,1821">
          <text:p/>
        </draw:polygon>
        <draw:polygon draw:style-name="gr9" draw:text-style-name="P8" draw:layer="layout" svg:width="0.017cm" svg:height="0.017cm" svg:x="10.625cm" svg:y="26.356cm" svg:viewBox="0 0 18 18" draw:points="0,0 18,0 18,18 0,18">
          <text:p/>
        </draw:polygon>
        <draw:polygon draw:style-name="gr9" draw:text-style-name="P8" draw:layer="layout" svg:width="9.618cm" svg:height="0.017cm" svg:x="10.642cm" svg:y="26.356cm" svg:viewBox="0 0 9619 18" draw:points="0,0 9619,0 9619,18 0,18">
          <text:p/>
        </draw:polygon>
        <draw:polygon draw:style-name="gr9" draw:text-style-name="P8" draw:layer="layout" svg:width="0.017cm" svg:height="1.82cm" svg:x="20.26cm" svg:y="24.536cm" svg:viewBox="0 0 18 1821" draw:points="0,0 18,0 18,1821 0,1821">
          <text:p/>
        </draw:polygon>
        <draw:polygon draw:style-name="gr9" draw:text-style-name="P8" draw:layer="layout" svg:width="0.017cm" svg:height="0.017cm" svg:x="20.26cm" svg:y="26.356cm" svg:viewBox="0 0 18 18" draw:points="0,0 18,0 18,18 0,18">
          <text:p/>
        </draw:polygon>
        <draw:polygon draw:style-name="gr9" draw:text-style-name="P8" draw:layer="layout" svg:width="0.017cm" svg:height="0.017cm" svg:x="20.26cm" svg:y="26.356cm" svg:viewBox="0 0 18 18" draw:points="0,0 18,0 18,18 0,18">
          <text:p/>
        </draw:polygon>
        <draw:frame draw:style-name="gr14" draw:text-style-name="P9" draw:layer="layout" svg:width="0.321cm" svg:height="0.321cm" svg:x="10.914cm" svg:y="26.055cm">
          <draw:text-box>
            <text:p text:style-name="P1"><text:span text:style-name="T10"><text:s/></text:span></text:p>
          </draw:text-box>
        </draw:frame>
        <draw:frame draw:style-name="gr73" draw:text-style-name="P16" draw:layer="layout" svg:width="2.771cm" svg:height="0.303cm" svg:x="12.75cm" svg:y="14.95cm">
          <draw:text-box>
            <text:p><text:span text:style-name="T10">( Excel vs. ), PyCharm,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22cm" svg:x="20.103cm" svg:y="0.5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3cm" svg:height="0.399cm" svg:x="19.999cm" svg:y="1.346cm">
          <draw:text-box>
            <text:p text:style-name="P1"><text:span text:style-name="T2"><text:s text:c="5"/></text:span></text:p>
          </draw:text-box>
        </draw:frame>
        <draw:frame draw:style-name="gr3" draw:text-style-name="P4" draw:layer="layout" svg:width="9.002cm" svg:height="0.552cm" svg:x="20.587cm" svg:y="1.224cm">
          <draw:text-box>
            <text:p text:style-name="P1"><text:span text:style-name="T3"><text:s text:c="60"/></text:span><text:span text:style-name="T4"><text:s text:c="6"/></text:span></text:p>
          </draw:text-box>
        </draw:frame>
        <draw:frame draw:style-name="gr4" draw:text-style-name="P3" draw:layer="layout" svg:width="0.692cm" svg:height="0.399cm" svg:x="31.458cm" svg:y="1.346cm">
          <draw:text-box>
            <text:p text:style-name="P1"><text:span text:style-name="T2"><text:s text:c="7"/></text:span></text:p>
          </draw:text-box>
        </draw:frame>
        <draw:frame draw:style-name="gr5" draw:text-style-name="P4" draw:layer="layout" svg:width="0.49cm" svg:height="0.49cm" svg:x="32.281cm" svg:y="1.31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785cm" svg:height="0.534cm" svg:x="10.694cm" svg:y="28.582cm">
          <draw:text-box>
            <text:p text:style-name="P1"><text:span text:style-name="T6">- 2 - </text:span></text:p>
          </draw:text-box>
        </draw:frame>
        <draw:frame draw:style-name="gr14" draw:text-style-name="P9" draw:layer="layout" svg:width="0.321cm" svg:height="0.321cm" svg:x="11.563cm" svg:y="2.06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0.016cm" svg:height="0.017cm" svg:x="0.491cm" svg:y="1.972cm" svg:viewBox="0 0 17 18" draw:points="0,0 17,0 17,18 0,18">
          <text:p/>
        </draw:polygon>
        <draw:polygon draw:style-name="gr9" draw:text-style-name="P8" draw:layer="layout" svg:width="0.016cm" svg:height="0.017cm" svg:x="0.491cm" svg:y="1.972cm" svg:viewBox="0 0 17 18" draw:points="0,0 17,0 17,18 0,18">
          <text:p/>
        </draw:polygon>
        <draw:polygon draw:style-name="gr9" draw:text-style-name="P8" draw:layer="layout" svg:width="4.979cm" svg:height="0.017cm" svg:x="0.508cm" svg:y="1.972cm" svg:viewBox="0 0 4980 18" draw:points="0,0 4980,0 4980,18 0,18">
          <text:p/>
        </draw:polygon>
        <draw:polygon draw:style-name="gr9" draw:text-style-name="P8" draw:layer="layout" svg:width="0.017cm" svg:height="0.017cm" svg:x="5.486cm" svg:y="1.972cm" svg:viewBox="0 0 18 18" draw:points="0,0 18,0 18,18 0,18">
          <text:p/>
        </draw:polygon>
        <draw:polygon draw:style-name="gr9" draw:text-style-name="P8" draw:layer="layout" svg:width="5.122cm" svg:height="0.017cm" svg:x="5.503cm" svg:y="1.972cm" svg:viewBox="0 0 5123 18" draw:points="0,0 5123,0 5123,18 0,18">
          <text:p/>
        </draw:polygon>
        <draw:polygon draw:style-name="gr9" draw:text-style-name="P8" draw:layer="layout" svg:width="0.017cm" svg:height="0.017cm" svg:x="10.625cm" svg:y="1.972cm" svg:viewBox="0 0 18 18" draw:points="0,0 18,0 18,18 0,18">
          <text:p/>
        </draw:polygon>
        <draw:polygon draw:style-name="gr9" draw:text-style-name="P8" draw:layer="layout" svg:width="9.618cm" svg:height="0.017cm" svg:x="10.642cm" svg:y="1.972cm" svg:viewBox="0 0 9619 18" draw:points="0,0 9619,0 9619,18 0,18">
          <text:p/>
        </draw:polygon>
        <draw:polygon draw:style-name="gr9" draw:text-style-name="P8" draw:layer="layout" svg:width="0.017cm" svg:height="0.017cm" svg:x="20.26cm" svg:y="1.972cm" svg:viewBox="0 0 18 18" draw:points="0,0 18,0 18,18 0,18">
          <text:p/>
        </draw:polygon>
        <draw:polygon draw:style-name="gr9" draw:text-style-name="P8" draw:layer="layout" svg:width="0.017cm" svg:height="0.017cm" svg:x="20.26cm" svg:y="1.972cm" svg:viewBox="0 0 18 18" draw:points="0,0 18,0 18,18 0,18">
          <text:p/>
        </draw:polygon>
        <draw:polygon draw:style-name="gr9" draw:text-style-name="P8" draw:layer="layout" svg:width="0.016cm" svg:height="0.881cm" svg:x="0.491cm" svg:y="1.989cm" svg:viewBox="0 0 17 882" draw:points="0,0 17,0 17,882 0,882">
          <text:p/>
        </draw:polygon>
        <draw:polygon draw:style-name="gr9" draw:text-style-name="P8" draw:layer="layout" svg:width="0.017cm" svg:height="0.881cm" svg:x="5.486cm" svg:y="1.989cm" svg:viewBox="0 0 18 882" draw:points="0,0 18,0 18,882 0,882">
          <text:p/>
        </draw:polygon>
        <draw:polygon draw:style-name="gr9" draw:text-style-name="P8" draw:layer="layout" svg:width="0.017cm" svg:height="0.881cm" svg:x="10.625cm" svg:y="1.989cm" svg:viewBox="0 0 18 882" draw:points="0,0 18,0 18,882 0,882">
          <text:p/>
        </draw:polygon>
        <draw:polygon draw:style-name="gr9" draw:text-style-name="P8" draw:layer="layout" svg:width="0.017cm" svg:height="0.881cm" svg:x="20.26cm" svg:y="1.989cm" svg:viewBox="0 0 18 882" draw:points="0,0 18,0 18,882 0,882">
          <text:p/>
        </draw:polygon>
        <draw:polygon draw:style-name="gr28" draw:text-style-name="P13" draw:layer="layout" svg:width="19.753cm" svg:height="3.276cm" svg:x="0.508cm" svg:y="2.887cm" svg:viewBox="0 0 19754 3277" draw:points="0,0 19754,0 19754,3277 0,3277">
          <text:p/>
        </draw:polygon>
        <draw:polygon draw:style-name="gr28" draw:text-style-name="P13" draw:layer="layout" svg:width="19.397cm" svg:height="0.364cm" svg:x="0.685cm" svg:y="2.887cm" svg:viewBox="0 0 19398 365" draw:points="0,0 19398,0 19398,365 0,365">
          <text:p/>
        </draw:polygon>
        <draw:frame draw:style-name="gr14" draw:text-style-name="P9" draw:layer="layout" svg:width="0.321cm" svg:height="0.321cm" svg:x="12.245cm" svg:y="2.424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4.09cm" svg:height="0.025cm" svg:x="0.685cm" svg:y="3.217cm" svg:viewBox="0 0 4091 26" draw:points="0,0 4091,0 4091,26 0,26">
          <text:p/>
        </draw:polygon>
        <draw:polygon draw:style-name="gr28" draw:text-style-name="P13" draw:layer="layout" svg:width="19.397cm" svg:height="0.364cm" svg:x="0.685cm" svg:y="3.251cm" svg:viewBox="0 0 19398 365" draw:points="0,0 19398,0 19398,365 0,365">
          <text:p/>
        </draw:polygon>
        <draw:frame draw:style-name="gr71" draw:text-style-name="P15" draw:layer="layout" svg:width="4.438cm" svg:height="0.321cm" svg:x="0.765cm" svg:y="2.949cm">
          <draw:text-box>
            <text:p text:style-name="P1"><text:span text:style-name="T19">Функциональные обязанности</text:span><text:span text:style-name="T20">: </text:span></text:p>
          </draw:text-box>
        </draw:frame>
        <draw:polygon draw:style-name="gr28" draw:text-style-name="P13" draw:layer="layout" svg:width="19.397cm" svg:height="0.364cm" svg:x="0.685cm" svg:y="3.615cm" svg:viewBox="0 0 19398 365" draw:points="0,0 19398,0 19398,365 0,365">
          <text:p/>
        </draw:polygon>
        <draw:frame draw:style-name="gr14" draw:text-style-name="P15" draw:layer="layout" svg:width="0.321cm" svg:height="0.321cm" svg:x="0.765cm" svg:y="3.313cm">
          <draw:text-box>
            <text:p text:style-name="P1"><text:span text:style-name="T20"><text:s/></text:span></text:p>
          </draw:text-box>
        </draw:frame>
        <draw:frame draw:style-name="gr69" draw:text-style-name="P9" draw:layer="layout" svg:width="0.321cm" svg:height="0.361cm" svg:x="1.57cm" svg:y="3.62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97cm" svg:height="0.364cm" svg:x="0.685cm" svg:y="3.979cm" svg:viewBox="0 0 19398 365" draw:points="0,0 19398,0 19398,365 0,365">
          <text:p/>
        </draw:polygon>
        <draw:frame draw:style-name="gr14" draw:text-style-name="P9" draw:layer="layout" svg:width="0.321cm" svg:height="0.321cm" svg:x="1.956cm" svg:y="3.677cm">
          <draw:text-box>
            <text:p text:style-name="P1"><text:span text:style-name="T10"><text:s/></text:span></text:p>
          </draw:text-box>
        </draw:frame>
        <draw:frame draw:style-name="gr69" draw:text-style-name="P9" draw:layer="layout" svg:width="0.321cm" svg:height="0.361cm" svg:x="1.57cm" svg:y="3.984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97cm" svg:height="0.364cm" svg:x="0.685cm" svg:y="4.343cm" svg:viewBox="0 0 19398 365" draw:points="0,0 19398,0 19398,365 0,365">
          <text:p/>
        </draw:polygon>
        <draw:frame draw:style-name="gr14" draw:text-style-name="P9" draw:layer="layout" svg:width="0.321cm" svg:height="0.321cm" svg:x="1.956cm" svg:y="4.041cm">
          <draw:text-box>
            <text:p text:style-name="P1"><text:span text:style-name="T10"><text:s/></text:span></text:p>
          </draw:text-box>
        </draw:frame>
        <draw:frame draw:style-name="gr69" draw:text-style-name="P9" draw:layer="layout" svg:width="0.321cm" svg:height="0.361cm" svg:x="1.57cm" svg:y="4.349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97cm" svg:height="0.364cm" svg:x="0.685cm" svg:y="4.707cm" svg:viewBox="0 0 19398 365" draw:points="0,0 19398,0 19398,365 0,365">
          <text:p/>
        </draw:polygon>
        <draw:frame draw:style-name="gr14" draw:text-style-name="P9" draw:layer="layout" svg:width="0.321cm" svg:height="0.321cm" svg:x="1.956cm" svg:y="4.406cm">
          <draw:text-box>
            <text:p text:style-name="P1"><text:span text:style-name="T10"><text:s text:c="2"/></text:span></text:p>
          </draw:text-box>
        </draw:frame>
        <draw:frame draw:style-name="gr69" draw:text-style-name="P9" draw:layer="layout" svg:width="0.321cm" svg:height="0.361cm" svg:x="1.57cm" svg:y="4.713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97cm" svg:height="0.364cm" svg:x="0.685cm" svg:y="5.071cm" svg:viewBox="0 0 19398 365" draw:points="0,0 19398,0 19398,365 0,365">
          <text:p/>
        </draw:polygon>
        <draw:frame draw:style-name="gr14" draw:text-style-name="P9" draw:layer="layout" svg:width="0.321cm" svg:height="0.321cm" svg:x="1.956cm" svg:y="4.77cm">
          <draw:text-box>
            <text:p text:style-name="P1"><text:span text:style-name="T10"><text:s/></text:span></text:p>
          </draw:text-box>
        </draw:frame>
        <draw:frame draw:style-name="gr69" draw:text-style-name="P9" draw:layer="layout" svg:width="0.321cm" svg:height="0.361cm" svg:x="1.57cm" svg:y="5.077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97cm" svg:height="0.364cm" svg:x="0.685cm" svg:y="5.435cm" svg:viewBox="0 0 19398 365" draw:points="0,0 19398,0 19398,365 0,365">
          <text:p/>
        </draw:polygon>
        <draw:frame draw:style-name="gr14" draw:text-style-name="P9" draw:layer="layout" svg:width="0.321cm" svg:height="0.321cm" svg:x="1.956cm" svg:y="5.134cm">
          <draw:text-box>
            <text:p text:style-name="P1"><text:span text:style-name="T10"><text:s/></text:span></text:p>
          </draw:text-box>
        </draw:frame>
        <draw:frame draw:style-name="gr69" draw:text-style-name="P9" draw:layer="layout" svg:width="0.321cm" svg:height="0.361cm" svg:x="1.57cm" svg:y="5.441cm">
          <draw:text-box>
            <text:p text:style-name="P1"><text:span text:style-name="T18"><text:s/></text:span></text:p>
          </draw:text-box>
        </draw:frame>
        <draw:polygon draw:style-name="gr28" draw:text-style-name="P13" draw:layer="layout" svg:width="19.397cm" svg:height="0.364cm" svg:x="0.685cm" svg:y="5.799cm" svg:viewBox="0 0 19398 365" draw:points="0,0 19398,0 19398,365 0,365">
          <text:p/>
        </draw:polygon>
        <draw:frame draw:style-name="gr69" draw:text-style-name="P9" draw:layer="layout" svg:width="0.321cm" svg:height="0.361cm" svg:x="1.57cm" svg:y="5.805cm">
          <draw:text-box>
            <text:p text:style-name="P1"><text:span text:style-name="T18"><text:s/></text:span></text:p>
          </draw:text-box>
        </draw:frame>
        <draw:polygon draw:style-name="gr9" draw:text-style-name="P8" draw:layer="layout" svg:width="0.016cm" svg:height="0.017cm" svg:x="0.491cm" svg:y="2.87cm" svg:viewBox="0 0 17 18" draw:points="0,0 17,0 17,18 0,18">
          <text:p/>
        </draw:polygon>
        <draw:polygon draw:style-name="gr9" draw:text-style-name="P8" draw:layer="layout" svg:width="4.979cm" svg:height="0.017cm" svg:x="0.508cm" svg:y="2.87cm" svg:viewBox="0 0 4980 18" draw:points="0,0 4980,0 4980,18 0,18">
          <text:p/>
        </draw:polygon>
        <draw:polygon draw:style-name="gr9" draw:text-style-name="P8" draw:layer="layout" svg:width="0.017cm" svg:height="0.017cm" svg:x="5.486cm" svg:y="2.87cm" svg:viewBox="0 0 18 18" draw:points="0,0 18,0 18,18 0,18">
          <text:p/>
        </draw:polygon>
        <draw:polygon draw:style-name="gr9" draw:text-style-name="P8" draw:layer="layout" svg:width="5.122cm" svg:height="0.017cm" svg:x="5.503cm" svg:y="2.87cm" svg:viewBox="0 0 5123 18" draw:points="0,0 5123,0 5123,18 0,18">
          <text:p/>
        </draw:polygon>
        <draw:polygon draw:style-name="gr9" draw:text-style-name="P8" draw:layer="layout" svg:width="0.017cm" svg:height="0.017cm" svg:x="10.625cm" svg:y="2.87cm" svg:viewBox="0 0 18 18" draw:points="0,0 18,0 18,18 0,18">
          <text:p/>
        </draw:polygon>
        <draw:polygon draw:style-name="gr9" draw:text-style-name="P8" draw:layer="layout" svg:width="9.618cm" svg:height="0.017cm" svg:x="10.642cm" svg:y="2.87cm" svg:viewBox="0 0 9619 18" draw:points="0,0 9619,0 9619,18 0,18">
          <text:p/>
        </draw:polygon>
        <draw:polygon draw:style-name="gr9" draw:text-style-name="P8" draw:layer="layout" svg:width="0.017cm" svg:height="0.017cm" svg:x="20.26cm" svg:y="2.87cm" svg:viewBox="0 0 18 18" draw:points="0,0 18,0 18,18 0,18">
          <text:p/>
        </draw:polygon>
        <draw:polygon draw:style-name="gr9" draw:text-style-name="P8" draw:layer="layout" svg:width="0.016cm" svg:height="3.285cm" svg:x="0.491cm" svg:y="2.887cm" svg:viewBox="0 0 17 3286" draw:points="0,0 17,0 17,3286 0,3286">
          <text:p/>
        </draw:polygon>
        <draw:polygon draw:style-name="gr9" draw:text-style-name="P8" draw:layer="layout" svg:width="0.016cm" svg:height="0.017cm" svg:x="0.491cm" svg:y="6.172cm" svg:viewBox="0 0 17 18" draw:points="0,0 17,0 17,18 0,18">
          <text:p/>
        </draw:polygon>
        <draw:polygon draw:style-name="gr9" draw:text-style-name="P8" draw:layer="layout" svg:width="0.016cm" svg:height="0.017cm" svg:x="0.491cm" svg:y="6.172cm" svg:viewBox="0 0 17 18" draw:points="0,0 17,0 17,18 0,18">
          <text:p/>
        </draw:polygon>
        <draw:polygon draw:style-name="gr9" draw:text-style-name="P8" draw:layer="layout" svg:width="19.753cm" svg:height="0.017cm" svg:x="0.508cm" svg:y="6.172cm" svg:viewBox="0 0 19754 18" draw:points="0,0 19754,0 19754,18 0,18">
          <text:p/>
        </draw:polygon>
        <draw:polygon draw:style-name="gr9" draw:text-style-name="P8" draw:layer="layout" svg:width="0.017cm" svg:height="3.285cm" svg:x="20.26cm" svg:y="2.887cm" svg:viewBox="0 0 18 3286" draw:points="0,0 18,0 18,3286 0,3286">
          <text:p/>
        </draw:polygon>
        <draw:polygon draw:style-name="gr9" draw:text-style-name="P8" draw:layer="layout" svg:width="0.017cm" svg:height="0.017cm" svg:x="20.26cm" svg:y="6.172cm" svg:viewBox="0 0 18 18" draw:points="0,0 18,0 18,18 0,18">
          <text:p/>
        </draw:polygon>
        <draw:polygon draw:style-name="gr9" draw:text-style-name="P8" draw:layer="layout" svg:width="0.017cm" svg:height="0.017cm" svg:x="20.26cm" svg:y="6.172cm" svg:viewBox="0 0 18 18" draw:points="0,0 18,0 18,18 0,18">
          <text:p/>
        </draw:polygon>
        <draw:frame draw:style-name="gr14" draw:text-style-name="P9" draw:layer="layout" svg:width="0.321cm" svg:height="0.321cm" svg:x="1.956cm" svg:y="5.862cm">
          <draw:text-box>
            <text:p text:style-name="P1"><text:span text:style-name="T10"><text:s/></text:span></text:p>
          </draw:text-box>
        </draw:frame>
        <draw:polygon draw:style-name="gr26" draw:text-style-name="P12" draw:layer="layout" svg:width="19.677cm" svg:height="0.626cm" svg:x="0.592cm" svg:y="6.57cm" svg:viewBox="0 0 19678 627" draw:points="0,0 19678,0 19678,627 0,627">
          <text:p/>
        </draw:polygon>
        <draw:polygon draw:style-name="gr26" draw:text-style-name="P12" draw:layer="layout" svg:width="19.321cm" svg:height="0.364cm" svg:x="0.77cm" svg:y="6.697cm" svg:viewBox="0 0 19322 365" draw:points="0,0 19322,0 19322,365 0,365">
          <text:p/>
        </draw:polygon>
        <draw:frame draw:style-name="gr14" draw:text-style-name="P9" draw:layer="layout" svg:width="0.321cm" svg:height="0.321cm" svg:x="10.998cm" svg:y="6.251cm">
          <draw:text-box>
            <text:p text:style-name="P1"><text:span text:style-name="T10"><text:s/></text:span></text:p>
          </draw:text-box>
        </draw:frame>
        <draw:polygon draw:style-name="gr9" draw:text-style-name="P8" draw:layer="layout" svg:width="0.017cm" svg:height="0.017cm" svg:x="0.575cm" svg:y="6.553cm" svg:viewBox="0 0 18 18" draw:points="0,0 18,0 18,18 0,18">
          <text:p/>
        </draw:polygon>
        <draw:polygon draw:style-name="gr9" draw:text-style-name="P8" draw:layer="layout" svg:width="0.017cm" svg:height="0.017cm" svg:x="0.575cm" svg:y="6.553cm" svg:viewBox="0 0 18 18" draw:points="0,0 18,0 18,18 0,18">
          <text:p/>
        </draw:polygon>
        <draw:polygon draw:style-name="gr9" draw:text-style-name="P8" draw:layer="layout" svg:width="19.677cm" svg:height="0.017cm" svg:x="0.592cm" svg:y="6.553cm" svg:viewBox="0 0 19678 18" draw:points="0,0 19678,0 19678,18 0,18">
          <text:p/>
        </draw:polygon>
        <draw:polygon draw:style-name="gr9" draw:text-style-name="P8" draw:layer="layout" svg:width="0.017cm" svg:height="0.017cm" svg:x="20.269cm" svg:y="6.553cm" svg:viewBox="0 0 18 18" draw:points="0,0 18,0 18,18 0,18">
          <text:p/>
        </draw:polygon>
        <draw:polygon draw:style-name="gr9" draw:text-style-name="P8" draw:layer="layout" svg:width="0.017cm" svg:height="0.017cm" svg:x="20.269cm" svg:y="6.553cm" svg:viewBox="0 0 18 18" draw:points="0,0 18,0 18,18 0,18">
          <text:p/>
        </draw:polygon>
        <draw:polygon draw:style-name="gr9" draw:text-style-name="P8" draw:layer="layout" svg:width="0.017cm" svg:height="0.626cm" svg:x="0.575cm" svg:y="6.57cm" svg:viewBox="0 0 18 627" draw:points="0,0 18,0 18,627 0,627">
          <text:p/>
        </draw:polygon>
        <draw:polygon draw:style-name="gr9" draw:text-style-name="P8" draw:layer="layout" svg:width="0.017cm" svg:height="0.626cm" svg:x="20.269cm" svg:y="6.57cm" svg:viewBox="0 0 18 627" draw:points="0,0 18,0 18,627 0,627">
          <text:p/>
        </draw:polygon>
        <draw:frame draw:style-name="gr74" draw:text-style-name="P9" draw:layer="layout" svg:width="3.41cm" svg:height="0.321cm" svg:x="8.781cm" svg:y="6.759cm">
          <draw:text-box>
            <text:p text:style-name="P1"><text:span text:style-name="T10">Дополнительные сведения </text:span></text:p>
          </draw:text-box>
        </draw:frame>
        <draw:frame draw:style-name="gr75" draw:text-style-name="P9" draw:layer="layout" svg:width="4.892cm" svg:height="0.321cm" svg:x="2.613cm" svg:y="7.352cm">
          <draw:text-box>
            <text:p text:style-name="P1"><text:span text:style-name="T10">готовность к вахтовому режиму работ? </text:span></text:p>
          </draw:text-box>
        </draw:frame>
        <draw:polygon draw:style-name="gr9" draw:text-style-name="P8" draw:layer="layout" svg:width="0.017cm" svg:height="0.017cm" svg:x="0.575cm" svg:y="7.196cm" svg:viewBox="0 0 18 18" draw:points="0,0 18,0 18,18 0,18">
          <text:p/>
        </draw:polygon>
        <draw:polygon draw:style-name="gr9" draw:text-style-name="P8" draw:layer="layout" svg:width="8.805cm" svg:height="0.017cm" svg:x="0.592cm" svg:y="7.196cm" svg:viewBox="0 0 8806 18" draw:points="0,0 8806,0 8806,18 0,18">
          <text:p/>
        </draw:polygon>
        <draw:polygon draw:style-name="gr9" draw:text-style-name="P8" draw:layer="layout" svg:width="0.017cm" svg:height="0.017cm" svg:x="9.398cm" svg:y="7.196cm" svg:viewBox="0 0 18 18" draw:points="0,0 18,0 18,18 0,18">
          <text:p/>
        </draw:polygon>
        <draw:polygon draw:style-name="gr9" draw:text-style-name="P8" draw:layer="layout" svg:width="10.855cm" svg:height="0.017cm" svg:x="9.414cm" svg:y="7.196cm" svg:viewBox="0 0 10856 18" draw:points="0,0 10856,0 10856,18 0,18">
          <text:p/>
        </draw:polygon>
        <draw:polygon draw:style-name="gr9" draw:text-style-name="P8" draw:layer="layout" svg:width="0.017cm" svg:height="0.017cm" svg:x="20.269cm" svg:y="7.196cm" svg:viewBox="0 0 18 18" draw:points="0,0 18,0 18,18 0,18">
          <text:p/>
        </draw:polygon>
        <draw:polygon draw:style-name="gr9" draw:text-style-name="P8" draw:layer="layout" svg:width="0.017cm" svg:height="0.525cm" svg:x="0.575cm" svg:y="7.213cm" svg:viewBox="0 0 18 526" draw:points="0,0 18,0 18,526 0,526">
          <text:p/>
        </draw:polygon>
        <draw:polygon draw:style-name="gr9" draw:text-style-name="P8" draw:layer="layout" svg:width="0.017cm" svg:height="0.525cm" svg:x="9.398cm" svg:y="7.213cm" svg:viewBox="0 0 18 526" draw:points="0,0 18,0 18,526 0,526">
          <text:p/>
        </draw:polygon>
        <draw:polygon draw:style-name="gr9" draw:text-style-name="P8" draw:layer="layout" svg:width="0.017cm" svg:height="0.525cm" svg:x="20.269cm" svg:y="7.213cm" svg:viewBox="0 0 18 526" draw:points="0,0 18,0 18,526 0,526">
          <text:p/>
        </draw:polygon>
        <draw:frame draw:style-name="gr76" draw:text-style-name="P9" draw:layer="layout" svg:width="0.375cm" svg:height="0.321cm" svg:x="14.691cm" svg:y="7.276cm">
          <draw:text-box>
            <text:p text:style-name="P1"><text:span text:style-name="T10">да </text:span></text:p>
          </draw:text-box>
        </draw:frame>
        <draw:frame draw:style-name="gr77" draw:text-style-name="P9" draw:layer="layout" svg:width="7.08cm" svg:height="0.321cm" svg:x="1.533cm" svg:y="7.818cm">
          <draw:text-box>
            <text:p text:style-name="P1"><text:span text:style-name="T10">Привлекались ли Вы к административной или уголовной </text:span></text:p>
          </draw:text-box>
        </draw:frame>
        <draw:frame draw:style-name="gr78" draw:text-style-name="P9" draw:layer="layout" svg:width="2.271cm" svg:height="0.321cm" svg:x="3.905cm" svg:y="8.182cm">
          <draw:text-box>
            <text:p text:style-name="P1"><text:span text:style-name="T10">ответственности? </text:span></text:p>
          </draw:text-box>
        </draw:frame>
        <draw:polygon draw:style-name="gr9" draw:text-style-name="P8" draw:layer="layout" svg:width="0.017cm" svg:height="0.017cm" svg:x="0.575cm" svg:y="7.738cm" svg:viewBox="0 0 18 18" draw:points="0,0 18,0 18,18 0,18">
          <text:p/>
        </draw:polygon>
        <draw:polygon draw:style-name="gr9" draw:text-style-name="P8" draw:layer="layout" svg:width="8.805cm" svg:height="0.017cm" svg:x="0.592cm" svg:y="7.738cm" svg:viewBox="0 0 8806 18" draw:points="0,0 8806,0 8806,18 0,18">
          <text:p/>
        </draw:polygon>
        <draw:polygon draw:style-name="gr9" draw:text-style-name="P8" draw:layer="layout" svg:width="0.017cm" svg:height="0.017cm" svg:x="9.398cm" svg:y="7.738cm" svg:viewBox="0 0 18 18" draw:points="0,0 18,0 18,18 0,18">
          <text:p/>
        </draw:polygon>
        <draw:polygon draw:style-name="gr9" draw:text-style-name="P8" draw:layer="layout" svg:width="10.855cm" svg:height="0.017cm" svg:x="9.414cm" svg:y="7.738cm" svg:viewBox="0 0 10856 18" draw:points="0,0 10856,0 10856,18 0,18">
          <text:p/>
        </draw:polygon>
        <draw:polygon draw:style-name="gr9" draw:text-style-name="P8" draw:layer="layout" svg:width="0.017cm" svg:height="0.017cm" svg:x="20.269cm" svg:y="7.738cm" svg:viewBox="0 0 18 18" draw:points="0,0 18,0 18,18 0,18">
          <text:p/>
        </draw:polygon>
        <draw:polygon draw:style-name="gr9" draw:text-style-name="P8" draw:layer="layout" svg:width="0.017cm" svg:height="0.779cm" svg:x="0.575cm" svg:y="7.755cm" svg:viewBox="0 0 18 780" draw:points="0,0 18,0 18,780 0,780">
          <text:p/>
        </draw:polygon>
        <draw:polygon draw:style-name="gr9" draw:text-style-name="P8" draw:layer="layout" svg:width="0.017cm" svg:height="0.017cm" svg:x="0.575cm" svg:y="8.534cm" svg:viewBox="0 0 18 18" draw:points="0,0 18,0 18,18 0,18">
          <text:p/>
        </draw:polygon>
        <draw:polygon draw:style-name="gr9" draw:text-style-name="P8" draw:layer="layout" svg:width="0.017cm" svg:height="0.017cm" svg:x="0.575cm" svg:y="8.534cm" svg:viewBox="0 0 18 18" draw:points="0,0 18,0 18,18 0,18">
          <text:p/>
        </draw:polygon>
        <draw:polygon draw:style-name="gr9" draw:text-style-name="P8" draw:layer="layout" svg:width="8.805cm" svg:height="0.017cm" svg:x="0.592cm" svg:y="8.534cm" svg:viewBox="0 0 8806 18" draw:points="0,0 8806,0 8806,18 0,18">
          <text:p/>
        </draw:polygon>
        <draw:polygon draw:style-name="gr9" draw:text-style-name="P8" draw:layer="layout" svg:width="0.017cm" svg:height="0.779cm" svg:x="9.398cm" svg:y="7.755cm" svg:viewBox="0 0 18 780" draw:points="0,0 18,0 18,780 0,780">
          <text:p/>
        </draw:polygon>
        <draw:polygon draw:style-name="gr9" draw:text-style-name="P8" draw:layer="layout" svg:width="0.017cm" svg:height="0.017cm" svg:x="9.398cm" svg:y="8.534cm" svg:viewBox="0 0 18 18" draw:points="0,0 18,0 18,18 0,18">
          <text:p/>
        </draw:polygon>
        <draw:polygon draw:style-name="gr9" draw:text-style-name="P8" draw:layer="layout" svg:width="10.855cm" svg:height="0.017cm" svg:x="9.414cm" svg:y="8.534cm" svg:viewBox="0 0 10856 18" draw:points="0,0 10856,0 10856,18 0,18">
          <text:p/>
        </draw:polygon>
        <draw:polygon draw:style-name="gr9" draw:text-style-name="P8" draw:layer="layout" svg:width="0.017cm" svg:height="0.779cm" svg:x="20.269cm" svg:y="7.755cm" svg:viewBox="0 0 18 780" draw:points="0,0 18,0 18,780 0,780">
          <text:p/>
        </draw:polygon>
        <draw:polygon draw:style-name="gr9" draw:text-style-name="P8" draw:layer="layout" svg:width="0.017cm" svg:height="0.017cm" svg:x="20.269cm" svg:y="8.534cm" svg:viewBox="0 0 18 18" draw:points="0,0 18,0 18,18 0,18">
          <text:p/>
        </draw:polygon>
        <draw:polygon draw:style-name="gr9" draw:text-style-name="P8" draw:layer="layout" svg:width="0.017cm" svg:height="0.017cm" svg:x="20.269cm" svg:y="8.534cm" svg:viewBox="0 0 18 18" draw:points="0,0 18,0 18,18 0,18">
          <text:p/>
        </draw:polygon>
        <draw:frame draw:style-name="gr79" draw:text-style-name="P9" draw:layer="layout" svg:width="0.485cm" svg:height="0.321cm" svg:x="14.636cm" svg:y="8.021cm">
          <draw:text-box>
            <text:p text:style-name="P1"><text:span text:style-name="T10">нет </text:span></text:p>
          </draw:text-box>
        </draw:frame>
        <draw:frame draw:style-name="gr14" draw:text-style-name="P15" draw:layer="layout" svg:width="0.321cm" svg:height="0.321cm" svg:x="11.078cm" svg:y="8.613cm">
          <draw:text-box>
            <text:p text:style-name="P1"><text:span text:style-name="T20"><text:s/></text:span></text:p>
          </draw:text-box>
        </draw:frame>
        <draw:frame draw:style-name="gr80" draw:text-style-name="P15" draw:layer="layout" svg:width="17.706cm" svg:height="0.321cm" svg:x="2.815cm" svg:y="8.978cm">
          <draw:text-box>
            <text:p text:style-name="P1"><text:span text:style-name="T20">Настоящим я подтверждаю достоверность предоставленной информации и не возражаю против проверки предоставленных сведений. </text:span></text:p>
          </draw:text-box>
        </draw:frame>
        <draw:frame draw:style-name="gr14" draw:text-style-name="P15" draw:layer="layout" svg:width="0.321cm" svg:height="0.321cm" svg:x="2.078cm" svg:y="9.342cm">
          <draw:text-box>
            <text:p text:style-name="P1"><text:span text:style-name="T20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Narrow" svg:font-family="ArialNarrow"/>
    <style:font-face style:name="Calibri" svg:font-family="Calibri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alatinoLinotype" svg:font-family="PalatinoLinotyp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4cm" fo:margin-right="0.4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5T20:07:22.290267445</dc:date>
    <meta:editing-duration>PT26M19S</meta:editing-duration>
    <meta:editing-cycles>3</meta:editing-cycles>
    <meta:generator>LibreOffice/24.2.7.2$Linux_X86_64 LibreOffice_project/420$Build-2</meta:generator>
    <meta:document-statistic meta:object-count="557"/>
  </office:meta>
</office:document-meta>
</file>